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2925in"/>
    </style:style>
    <style:style style:name="co5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4.1917in"/>
    </style:style>
    <style:style style:name="co8" style:family="table-column">
      <style:table-column-properties fo:break-before="auto" style:column-width="0.463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NanumGothic" fo:font-weight="bold" style:font-name-asian="NanumGothic" style:font-weight-asian="bold" style:font-weight-complex="bold"/>
    </style:style>
    <style:style style:name="ce2" style:family="table-cell" style:parent-style-name="Default">
      <style:text-properties style:font-name="NanumGothic" style:font-name-asian="NanumGothic"/>
    </style:style>
    <style:style style:name="ce3" style:family="table-cell" style:parent-style-name="Default" style:data-style-name="N100">
      <style:text-properties style:font-name="NanumGothic" style:font-name-asian="NanumGoth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Nanum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8" table:default-cell-style-name="ce2"/>
        <table:table-column table:style-name="co6" table:number-columns-repeated="1016" table:default-cell-style-name="ce2"/>
        <table:table-row table:style-name="ro2">
          <table:table-cell table:style-name="ce1" office:value-type="string">
            <text:p>식별번호</text:p>
          </table:table-cell>
          <table:table-cell table:style-name="ce1" office:value-type="string">
            <text:p>제목</text:p>
          </table:table-cell>
          <table:table-cell table:style-name="ce1" office:value-type="string">
            <text:p>호</text:p>
          </table:table-cell>
          <table:table-cell table:style-name="ce1" office:value-type="string">
            <text:p>발행일</text:p>
          </table:table-cell>
          <table:table-cell table:style-name="ce1" office:value-type="string">
            <text:p>헤드라인</text:p>
          </table:table-cell>
          <table:table-cell table:style-name="ce1" office:value-type="string">
            <text:p>가격</text:p>
          </table:table-cell>
          <table:table-cell table:style-name="ce1" office:value-type="string">
            <text:p>식별번호생성</text:p>
          </table:table-cell>
          <table:table-cell table:number-columns-repeated="1017"/>
        </table:table-row>
        <table:table-row table:style-name="ro4">
          <table:table-cell office:value-type="string">
            <text:p>레프트21-0001</text:p>
          </table:table-cell>
          <table:table-cell office:value-type="string">
            <text:p>레프트21</text:p>
          </table:table-cell>
          <table:table-cell office:value-type="float" office:value="1">
            <text:p>1</text:p>
          </table:table-cell>
          <table:table-cell table:style-name="ce3" office:value-type="string">
            <text:p>2009-03-14</text:p>
          </table:table-cell>
          <table:table-cell office:value-type="string">
            <text:p>총체적 위기의 중심에 MB가 있다</text:p>
          </table:table-cell>
          <table:table-cell office:value-type="float" office:value="1000">
            <text:p>1000</text:p>
          </table:table-cell>
          <table:table-cell table:formula="of:=CONCATENATE([.B2]; &quot;-&quot;; TEXT([.C2];&quot;0000&quot;))" office:value-type="string" office:string-value="레프트21-0001">
            <text:p>레프트21-0001</text:p>
          </table:table-cell>
          <table:table-cell table:number-columns-repeated="1017"/>
        </table:table-row>
        <table:table-row table:style-name="ro4">
          <table:table-cell office:value-type="string">
            <text:p>레프트21-0002</text:p>
          </table:table-cell>
          <table:table-cell office:value-type="string">
            <text:p>레프트21</text:p>
          </table:table-cell>
          <table:table-cell office:value-type="float" office:value="2">
            <text:p>2</text:p>
          </table:table-cell>
          <table:table-cell table:style-name="ce3" office:value-type="string">
            <text:p>2009-03-28</text:p>
          </table:table-cell>
          <table:table-cell office:value-type="string">
            <text:p>북한 로켓 발사는 미국의 대북 압박·무시 정책의 산물 PSI 참여 등 대북 압박 강화는 해결책이 아니다 </text:p>
          </table:table-cell>
          <table:table-cell office:value-type="float" office:value="1000">
            <text:p>1000</text:p>
          </table:table-cell>
          <table:table-cell table:formula="of:=CONCATENATE([.B3]; &quot;-&quot;; TEXT([.C3];&quot;0000&quot;))" office:value-type="string" office:string-value="레프트21-0002">
            <text:p>레프트21-0002</text:p>
          </table:table-cell>
          <table:table-cell table:number-columns-repeated="1017"/>
        </table:table-row>
        <table:table-row table:style-name="ro4">
          <table:table-cell office:value-type="string">
            <text:p>레프트21-0003</text:p>
          </table:table-cell>
          <table:table-cell office:value-type="string">
            <text:p>레프트21</text:p>
          </table:table-cell>
          <table:table-cell office:value-type="float" office:value="3">
            <text:p>3</text:p>
          </table:table-cell>
          <table:table-cell table:style-name="ce3" office:value-type="string">
            <text:p>2009-04-11</text:p>
          </table:table-cell>
          <table:table-cell office:value-type="string">
            <text:p>부패원조 MB, 노무현 비리 공격할 자격 없다 - 부패한 민주당은 MB의 대안이 못 된다</text:p>
          </table:table-cell>
          <table:table-cell office:value-type="float" office:value="1000">
            <text:p>1000</text:p>
          </table:table-cell>
          <table:table-cell table:formula="of:=CONCATENATE([.B4]; &quot;-&quot;; TEXT([.C4];&quot;0000&quot;))" office:value-type="string" office:string-value="레프트21-0003">
            <text:p>레프트21-0003</text:p>
          </table:table-cell>
          <table:table-cell table:number-columns-repeated="1017"/>
        </table:table-row>
        <table:table-row table:style-name="ro4">
          <table:table-cell office:value-type="string">
            <text:p>레프트21-0004</text:p>
          </table:table-cell>
          <table:table-cell office:value-type="string">
            <text:p>레프트21</text:p>
          </table:table-cell>
          <table:table-cell office:value-type="float" office:value="4">
            <text:p>4</text:p>
          </table:table-cell>
          <table:table-cell table:style-name="ce3" office:value-type="string">
            <text:p>2009-04-25</text:p>
          </table:table-cell>
          <table:table-cell office:value-type="string">
            <text:p>대량해고·실업·노동조건 악화·비정규직 확대 - 노동자 파업과 연대 투쟁이 필요하다</text:p>
          </table:table-cell>
          <table:table-cell office:value-type="float" office:value="1000">
            <text:p>1000</text:p>
          </table:table-cell>
          <table:table-cell table:formula="of:=CONCATENATE([.B5]; &quot;-&quot;; TEXT([.C5];&quot;0000&quot;))" office:value-type="string" office:string-value="레프트21-0004">
            <text:p>레프트21-0004</text:p>
          </table:table-cell>
          <table:table-cell table:number-columns-repeated="1017"/>
        </table:table-row>
        <table:table-row table:style-name="ro4">
          <table:table-cell office:value-type="string">
            <text:p>레프트21-0005</text:p>
          </table:table-cell>
          <table:table-cell office:value-type="string">
            <text:p>레프트21</text:p>
          </table:table-cell>
          <table:table-cell office:value-type="float" office:value="5">
            <text:p>5</text:p>
          </table:table-cell>
          <table:table-cell table:style-name="ce3" office:value-type="string">
            <text:p>2009-05-09</text:p>
          </table:table-cell>
          <table:table-cell office:value-type="string">
            <text:p>5월 16일, ‘고 박종태 열사 투쟁 승리 및 5.18 정신 계승 전국노동자민중대회’ - 2만여 명이 모여 파업과 연대투쟁을 결의하다</text:p>
          </table:table-cell>
          <table:table-cell office:value-type="float" office:value="1800">
            <text:p>1800</text:p>
          </table:table-cell>
          <table:table-cell table:formula="of:=CONCATENATE([.B6]; &quot;-&quot;; TEXT([.C6];&quot;0000&quot;))" office:value-type="string" office:string-value="레프트21-0005">
            <text:p>레프트21-0005</text:p>
          </table:table-cell>
          <table:table-cell table:number-columns-repeated="1017"/>
        </table:table-row>
        <table:table-row table:style-name="ro4">
          <table:table-cell office:value-type="string">
            <text:p>레프트21-0006</text:p>
          </table:table-cell>
          <table:table-cell office:value-type="string">
            <text:p>레프트21</text:p>
          </table:table-cell>
          <table:table-cell office:value-type="float" office:value="6">
            <text:p>6</text:p>
          </table:table-cell>
          <table:table-cell table:style-name="ce3" office:value-type="string">
            <text:p>2009-05-23</text:p>
          </table:table-cell>
          <table:table-cell office:value-type="string">
            <text:p>이명박 정부 아래서는 정말 못 살겠다</text:p>
          </table:table-cell>
          <table:table-cell office:value-type="float" office:value="1800">
            <text:p>1800</text:p>
          </table:table-cell>
          <table:table-cell table:formula="of:=CONCATENATE([.B7]; &quot;-&quot;; TEXT([.C7];&quot;0000&quot;))" office:value-type="string" office:string-value="레프트21-0006">
            <text:p>레프트21-0006</text:p>
          </table:table-cell>
          <table:table-cell table:number-columns-repeated="1017"/>
        </table:table-row>
        <table:table-row table:style-name="ro4">
          <table:table-cell office:value-type="string">
            <text:p>레프트21-0007</text:p>
          </table:table-cell>
          <table:table-cell office:value-type="string">
            <text:p>레프트21</text:p>
          </table:table-cell>
          <table:table-cell office:value-type="float" office:value="7">
            <text:p>7</text:p>
          </table:table-cell>
          <table:table-cell table:style-name="ce3" office:value-type="string">
            <text:p>2009-06-06</text:p>
          </table:table-cell>
          <table:table-cell office:value-type="string">
            <text:p>MB의 “북핵 위협” 협박에 굴하지 말고 민주주의 수호를 위해 저항하라</text:p>
          </table:table-cell>
          <table:table-cell office:value-type="float" office:value="1800">
            <text:p>1800</text:p>
          </table:table-cell>
          <table:table-cell table:formula="of:=CONCATENATE([.B8]; &quot;-&quot;; TEXT([.C8];&quot;0000&quot;))" office:value-type="string" office:string-value="레프트21-0007">
            <text:p>레프트21-0007</text:p>
          </table:table-cell>
          <table:table-cell table:number-columns-repeated="1017"/>
        </table:table-row>
        <table:table-row table:style-name="ro4">
          <table:table-cell office:value-type="string">
            <text:p>레프트21-0008</text:p>
          </table:table-cell>
          <table:table-cell office:value-type="string">
            <text:p>레프트21</text:p>
          </table:table-cell>
          <table:table-cell office:value-type="float" office:value="8">
            <text:p>8</text:p>
          </table:table-cell>
          <table:table-cell table:style-name="ce3" office:value-type="string">
            <text:p>2009-06-20</text:p>
          </table:table-cell>
          <table:table-cell office:value-type="string">
            <text:p>이명박은 “깨끗이 물러나야 옳다” 이것이 국민 다수의 심정이다</text:p>
          </table:table-cell>
          <table:table-cell office:value-type="float" office:value="1800">
            <text:p>1800</text:p>
          </table:table-cell>
          <table:table-cell table:formula="of:=CONCATENATE([.B9]; &quot;-&quot;; TEXT([.C9];&quot;0000&quot;))" office:value-type="string" office:string-value="레프트21-0008">
            <text:p>레프트21-0008</text:p>
          </table:table-cell>
          <table:table-cell table:number-columns-repeated="1017"/>
        </table:table-row>
        <table:table-row table:style-name="ro4">
          <table:table-cell office:value-type="string">
            <text:p>레프트21-0009</text:p>
          </table:table-cell>
          <table:table-cell office:value-type="string">
            <text:p>레프트21</text:p>
          </table:table-cell>
          <table:table-cell office:value-type="float" office:value="9">
            <text:p>9</text:p>
          </table:table-cell>
          <table:table-cell table:style-name="ce3" office:value-type="string">
            <text:p>2009-07-04</text:p>
          </table:table-cell>
          <table:table-cell office:value-type="string">
            <text:p>이명박의“ 중도·서민” 행보는 대국민 사기극이다</text:p>
          </table:table-cell>
          <table:table-cell office:value-type="float" office:value="1800">
            <text:p>1800</text:p>
          </table:table-cell>
          <table:table-cell table:formula="of:=CONCATENATE([.B10]; &quot;-&quot;; TEXT([.C10];&quot;0000&quot;))" office:value-type="string" office:string-value="레프트21-0009">
            <text:p>레프트21-0009</text:p>
          </table:table-cell>
          <table:table-cell table:number-columns-repeated="1017"/>
        </table:table-row>
        <table:table-row table:style-name="ro4">
          <table:table-cell office:value-type="string">
            <text:p>레프트21-0010</text:p>
          </table:table-cell>
          <table:table-cell office:value-type="string">
            <text:p>레프트21</text:p>
          </table:table-cell>
          <table:table-cell office:value-type="float" office:value="10">
            <text:p>10</text:p>
          </table:table-cell>
          <table:table-cell table:style-name="ce3" office:value-type="string">
            <text:p>2009-07-18</text:p>
          </table:table-cell>
          <table:table-cell office:value-type="string">
            <text:p>언론법·비정규직법 개악, 공안 탄압, 대량 해고 … 민주주의와 일자리를 지키기 위해 저항하자</text:p>
          </table:table-cell>
          <table:table-cell office:value-type="float" office:value="1800">
            <text:p>1800</text:p>
          </table:table-cell>
          <table:table-cell table:formula="of:=CONCATENATE([.B11]; &quot;-&quot;; TEXT([.C11];&quot;0000&quot;))" office:value-type="string" office:string-value="레프트21-0010">
            <text:p>레프트21-0010</text:p>
          </table:table-cell>
          <table:table-cell table:number-columns-repeated="1017"/>
        </table:table-row>
        <table:table-row table:style-name="ro4">
          <table:table-cell office:value-type="string">
            <text:p>레프트21-0011</text:p>
          </table:table-cell>
          <table:table-cell office:value-type="string">
            <text:p>레프트21</text:p>
          </table:table-cell>
          <table:table-cell office:value-type="float" office:value="11">
            <text:p>11</text:p>
          </table:table-cell>
          <table:table-cell table:style-name="ce3" office:value-type="string">
            <text:p>2009-08-01</text:p>
          </table:table-cell>
          <table:table-cell office:value-type="string">
            <text:p>‘친서민’ 사기 행각으로 날치기 범죄를 가릴 수 없다 - 8월 15일 서울에서 모이자</text:p>
          </table:table-cell>
          <table:table-cell office:value-type="float" office:value="1800">
            <text:p>1800</text:p>
          </table:table-cell>
          <table:table-cell table:formula="of:=CONCATENATE([.B12]; &quot;-&quot;; TEXT([.C12];&quot;0000&quot;))" office:value-type="string" office:string-value="레프트21-0011">
            <text:p>레프트21-0011</text:p>
          </table:table-cell>
          <table:table-cell table:number-columns-repeated="1017"/>
        </table:table-row>
        <table:table-row table:style-name="ro4">
          <table:table-cell office:value-type="string">
            <text:p>레프트21-0012</text:p>
          </table:table-cell>
          <table:table-cell office:value-type="string">
            <text:p>레프트21</text:p>
          </table:table-cell>
          <table:table-cell office:value-type="float" office:value="12">
            <text:p>12</text:p>
          </table:table-cell>
          <table:table-cell table:style-name="ce3" office:value-type="string">
            <text:p>2009-08-15</text:p>
          </table:table-cell>
          <table:table-cell office:value-type="string">
            <text:p>쌍용차 파업에 대한 보복과 ‘공안’ 탄압을 중단하라</text:p>
          </table:table-cell>
          <table:table-cell office:value-type="float" office:value="1800">
            <text:p>1800</text:p>
          </table:table-cell>
          <table:table-cell table:formula="of:=CONCATENATE([.B13]; &quot;-&quot;; TEXT([.C13];&quot;0000&quot;))" office:value-type="string" office:string-value="레프트21-0012">
            <text:p>레프트21-0012</text:p>
          </table:table-cell>
          <table:table-cell table:number-columns-repeated="1017"/>
        </table:table-row>
        <table:table-row table:style-name="ro4">
          <table:table-cell office:value-type="string">
            <text:p>레프트21-0013</text:p>
          </table:table-cell>
          <table:table-cell office:value-type="string">
            <text:p>레프트21</text:p>
          </table:table-cell>
          <table:table-cell office:value-type="float" office:value="13">
            <text:p>13</text:p>
          </table:table-cell>
          <table:table-cell table:style-name="ce3" office:value-type="string">
            <text:p>2009-08-29</text:p>
          </table:table-cell>
          <table:table-cell office:value-type="string">
            <text:p>경제 위기는 끝나지 않았다 - 거품을 키우고 있을 뿐</text:p>
          </table:table-cell>
          <table:table-cell office:value-type="float" office:value="1800">
            <text:p>1800</text:p>
          </table:table-cell>
          <table:table-cell table:formula="of:=CONCATENATE([.B14]; &quot;-&quot;; TEXT([.C14];&quot;0000&quot;))" office:value-type="string" office:string-value="레프트21-0013">
            <text:p>레프트21-0013</text:p>
          </table:table-cell>
          <table:table-cell table:number-columns-repeated="1017"/>
        </table:table-row>
        <table:table-row table:style-name="ro4">
          <table:table-cell office:value-type="string">
            <text:p>레프트21-0014</text:p>
          </table:table-cell>
          <table:table-cell office:value-type="string">
            <text:p>레프트21</text:p>
          </table:table-cell>
          <table:table-cell office:value-type="float" office:value="14">
            <text:p>14</text:p>
          </table:table-cell>
          <table:table-cell table:style-name="ce3" office:value-type="string">
            <text:p>2009-09-12</text:p>
          </table:table-cell>
          <table:table-cell office:value-type="string">
            <text:p>친서민 가면극 약발은 오래 못 갈 것</text:p>
          </table:table-cell>
          <table:table-cell office:value-type="float" office:value="1800">
            <text:p>1800</text:p>
          </table:table-cell>
          <table:table-cell table:formula="of:=CONCATENATE([.B15]; &quot;-&quot;; TEXT([.C15];&quot;0000&quot;))" office:value-type="string" office:string-value="레프트21-0014">
            <text:p>레프트21-0014</text:p>
          </table:table-cell>
          <table:table-cell table:number-columns-repeated="1017"/>
        </table:table-row>
        <table:table-row table:style-name="ro4">
          <table:table-cell office:value-type="string">
            <text:p>레프트21-0015</text:p>
          </table:table-cell>
          <table:table-cell office:value-type="string">
            <text:p>레프트21</text:p>
          </table:table-cell>
          <table:table-cell office:value-type="float" office:value="15">
            <text:p>15</text:p>
          </table:table-cell>
          <table:table-cell table:style-name="ce3" office:value-type="string">
            <text:p>2009-09-26</text:p>
          </table:table-cell>
          <table:table-cell office:value-type="string">
            <text:p>이명박의‘ 친서민’ 위장전입</text:p>
          </table:table-cell>
          <table:table-cell office:value-type="float" office:value="1800">
            <text:p>1800</text:p>
          </table:table-cell>
          <table:table-cell table:formula="of:=CONCATENATE([.B16]; &quot;-&quot;; TEXT([.C16];&quot;0000&quot;))" office:value-type="string" office:string-value="레프트21-0015">
            <text:p>레프트21-0015</text:p>
          </table:table-cell>
          <table:table-cell table:number-columns-repeated="1017"/>
        </table:table-row>
        <table:table-row table:style-name="ro4">
          <table:table-cell office:value-type="string">
            <text:p>레프트21-0016</text:p>
          </table:table-cell>
          <table:table-cell office:value-type="string">
            <text:p>레프트21</text:p>
          </table:table-cell>
          <table:table-cell office:value-type="float" office:value="16">
            <text:p>16</text:p>
          </table:table-cell>
          <table:table-cell table:style-name="ce3" office:value-type="string">
            <text:p>2009-10-10</text:p>
          </table:table-cell>
          <table:table-cell office:value-type="string">
            <text:p>복지 삭감과 서민 증세가 ‘친서민’인가</text:p>
          </table:table-cell>
          <table:table-cell office:value-type="float" office:value="1800">
            <text:p>1800</text:p>
          </table:table-cell>
          <table:table-cell table:formula="of:=CONCATENATE([.B17]; &quot;-&quot;; TEXT([.C17];&quot;0000&quot;))" office:value-type="string" office:string-value="레프트21-0016">
            <text:p>레프트21-0016</text:p>
          </table:table-cell>
          <table:table-cell table:number-columns-repeated="1017"/>
        </table:table-row>
        <table:table-row table:style-name="ro4">
          <table:table-cell office:value-type="string">
            <text:p>레프트21-0017</text:p>
          </table:table-cell>
          <table:table-cell office:value-type="string">
            <text:p>레프트21</text:p>
          </table:table-cell>
          <table:table-cell office:value-type="float" office:value="17">
            <text:p>17</text:p>
          </table:table-cell>
          <table:table-cell table:style-name="ce3" office:value-type="string">
            <text:p>2009-10-24</text:p>
          </table:table-cell>
          <table:table-cell office:value-type="string">
            <text:p>노동자 서민은 체감 못하는 저들만의 경기회복</text:p>
          </table:table-cell>
          <table:table-cell office:value-type="float" office:value="1800">
            <text:p>1800</text:p>
          </table:table-cell>
          <table:table-cell table:formula="of:=CONCATENATE([.B18]; &quot;-&quot;; TEXT([.C18];&quot;0000&quot;))" office:value-type="string" office:string-value="레프트21-0017">
            <text:p>레프트21-0017</text:p>
          </table:table-cell>
          <table:table-cell table:number-columns-repeated="1017"/>
        </table:table-row>
        <table:table-row table:style-name="ro4">
          <table:table-cell office:value-type="string">
            <text:p>레프트21-0018</text:p>
          </table:table-cell>
          <table:table-cell office:value-type="string">
            <text:p>레프트21</text:p>
          </table:table-cell>
          <table:table-cell office:value-type="float" office:value="18">
            <text:p>18</text:p>
          </table:table-cell>
          <table:table-cell table:style-name="ce3" office:value-type="string">
            <text:p>2009-11-07</text:p>
          </table:table-cell>
          <table:table-cell office:value-type="string">
            <text:p>아프가니스탄 파병 반대</text:p>
          </table:table-cell>
          <table:table-cell office:value-type="float" office:value="1800">
            <text:p>1800</text:p>
          </table:table-cell>
          <table:table-cell table:formula="of:=CONCATENATE([.B19]; &quot;-&quot;; TEXT([.C19];&quot;0000&quot;))" office:value-type="string" office:string-value="레프트21-0018">
            <text:p>레프트21-0018</text:p>
          </table:table-cell>
          <table:table-cell table:number-columns-repeated="1017"/>
        </table:table-row>
        <table:table-row table:style-name="ro4">
          <table:table-cell office:value-type="string">
            <text:p>레프트21-0019</text:p>
          </table:table-cell>
          <table:table-cell office:value-type="string">
            <text:p>레프트21</text:p>
          </table:table-cell>
          <table:table-cell office:value-type="float" office:value="19">
            <text:p>19</text:p>
          </table:table-cell>
          <table:table-cell table:style-name="ce3" office:value-type="string">
            <text:p>2009-11-21</text:p>
          </table:table-cell>
          <table:table-cell office:value-type="string">
            <text:p>아프가니스탄 파병 2천여 명 확대 검토 ─ 학살과 점령을 위한 파병 반대</text:p>
          </table:table-cell>
          <table:table-cell office:value-type="float" office:value="1800">
            <text:p>1800</text:p>
          </table:table-cell>
          <table:table-cell table:formula="of:=CONCATENATE([.B20]; &quot;-&quot;; TEXT([.C20];&quot;0000&quot;))" office:value-type="string" office:string-value="레프트21-0019">
            <text:p>레프트21-0019</text:p>
          </table:table-cell>
          <table:table-cell table:number-columns-repeated="1017"/>
        </table:table-row>
        <table:table-row table:style-name="ro4">
          <table:table-cell office:value-type="string">
            <text:p>레프트21-0020</text:p>
          </table:table-cell>
          <table:table-cell office:value-type="string">
            <text:p>레프트21</text:p>
          </table:table-cell>
          <table:table-cell office:value-type="float" office:value="20">
            <text:p>20</text:p>
          </table:table-cell>
          <table:table-cell table:style-name="ce3" office:value-type="string">
            <text:p>2009-12-05</text:p>
          </table:table-cell>
          <table:table-cell office:value-type="string">
            <text:p>안원구 “도곡동 땅 주인은 이명박이라는 전표 봤다” 한상률 게이트의 진실을 알고 싶다</text:p>
          </table:table-cell>
          <table:table-cell office:value-type="float" office:value="1800">
            <text:p>1800</text:p>
          </table:table-cell>
          <table:table-cell table:formula="of:=CONCATENATE([.B21]; &quot;-&quot;; TEXT([.C21];&quot;0000&quot;))" office:value-type="string" office:string-value="레프트21-0020">
            <text:p>레프트21-0020</text:p>
          </table:table-cell>
          <table:table-cell table:number-columns-repeated="1017"/>
        </table:table-row>
        <table:table-row table:style-name="ro4">
          <table:table-cell office:value-type="string">
            <text:p>레프트21-0021</text:p>
          </table:table-cell>
          <table:table-cell office:value-type="string">
            <text:p>레프트21</text:p>
          </table:table-cell>
          <table:table-cell office:value-type="float" office:value="21">
            <text:p>21</text:p>
          </table:table-cell>
          <table:table-cell table:style-name="ce3" office:value-type="string">
            <text:p>2009-12-19</text:p>
          </table:table-cell>
          <table:table-cell office:value-type="string">
            <text:p>정부가 노동조합의 권리를 공격하고 있다</text:p>
          </table:table-cell>
          <table:table-cell office:value-type="float" office:value="1800">
            <text:p>1800</text:p>
          </table:table-cell>
          <table:table-cell table:formula="of:=CONCATENATE([.B22]; &quot;-&quot;; TEXT([.C22];&quot;0000&quot;))" office:value-type="string" office:string-value="레프트21-0021">
            <text:p>레프트21-0021</text:p>
          </table:table-cell>
          <table:table-cell table:number-columns-repeated="1017"/>
        </table:table-row>
        <table:table-row table:style-name="ro4">
          <table:table-cell office:value-type="string">
            <text:p>레프트21-0022</text:p>
          </table:table-cell>
          <table:table-cell office:value-type="string">
            <text:p>레프트21</text:p>
          </table:table-cell>
          <table:table-cell office:value-type="float" office:value="22">
            <text:p>22</text:p>
          </table:table-cell>
          <table:table-cell table:style-name="ce3" office:value-type="string">
            <text:p>2010-01-02</text:p>
          </table:table-cell>
          <table:table-cell office:value-type="string">
            <text:p>이건희 ‘1인 특별 사면’ - 이것이 저들이 말하는 “법질서 확립”이다</text:p>
          </table:table-cell>
          <table:table-cell office:value-type="float" office:value="1800">
            <text:p>1800</text:p>
          </table:table-cell>
          <table:table-cell table:formula="of:=CONCATENATE([.B23]; &quot;-&quot;; TEXT([.C23];&quot;0000&quot;))" office:value-type="string" office:string-value="레프트21-0022">
            <text:p>레프트21-0022</text:p>
          </table:table-cell>
          <table:table-cell table:number-columns-repeated="1017"/>
        </table:table-row>
        <table:table-row table:style-name="ro4">
          <table:table-cell office:value-type="string">
            <text:p>레프트21-0023</text:p>
          </table:table-cell>
          <table:table-cell office:value-type="string">
            <text:p>레프트21</text:p>
          </table:table-cell>
          <table:table-cell office:value-type="float" office:value="23">
            <text:p>23</text:p>
          </table:table-cell>
          <table:table-cell table:style-name="ce3" office:value-type="string">
            <text:p>2010-01-16</text:p>
          </table:table-cell>
          <table:table-cell office:value-type="string">
            <text:p>기업 특혜 말고 일자리를 늘려라</text:p>
          </table:table-cell>
          <table:table-cell office:value-type="float" office:value="1800">
            <text:p>1800</text:p>
          </table:table-cell>
          <table:table-cell table:formula="of:=CONCATENATE([.B24]; &quot;-&quot;; TEXT([.C24];&quot;0000&quot;))" office:value-type="string" office:string-value="레프트21-0023">
            <text:p>레프트21-0023</text:p>
          </table:table-cell>
          <table:table-cell table:number-columns-repeated="1017"/>
        </table:table-row>
        <table:table-row table:style-name="ro4">
          <table:table-cell office:value-type="string">
            <text:p>레프트21-0024</text:p>
          </table:table-cell>
          <table:table-cell office:value-type="string">
            <text:p>레프트21</text:p>
          </table:table-cell>
          <table:table-cell office:value-type="float" office:value="24">
            <text:p>24</text:p>
          </table:table-cell>
          <table:table-cell table:style-name="ce3" office:value-type="string">
            <text:p>2010-01-30</text:p>
          </table:table-cell>
          <table:table-cell office:value-type="string">
            <text:p>공무원·교사 노동자의 정치 활동 자유를 보장하라</text:p>
          </table:table-cell>
          <table:table-cell office:value-type="float" office:value="1800">
            <text:p>1800</text:p>
          </table:table-cell>
          <table:table-cell table:formula="of:=CONCATENATE([.B25]; &quot;-&quot;; TEXT([.C25];&quot;0000&quot;))" office:value-type="string" office:string-value="레프트21-0024">
            <text:p>레프트21-0024</text:p>
          </table:table-cell>
          <table:table-cell table:number-columns-repeated="1017"/>
        </table:table-row>
        <table:table-row table:style-name="ro4">
          <table:table-cell office:value-type="string">
            <text:p>레프트21-0025</text:p>
          </table:table-cell>
          <table:table-cell office:value-type="string">
            <text:p>레프트21</text:p>
          </table:table-cell>
          <table:table-cell office:value-type="float" office:value="25">
            <text:p>25</text:p>
          </table:table-cell>
          <table:table-cell table:style-name="ce3" office:value-type="string">
            <text:p>2010-02-13</text:p>
          </table:table-cell>
          <table:table-cell office:value-type="string">
            <text:p>민주노동당 탄압 중단하라</text:p>
          </table:table-cell>
          <table:table-cell office:value-type="float" office:value="1800">
            <text:p>1800</text:p>
          </table:table-cell>
          <table:table-cell table:formula="of:=CONCATENATE([.B26]; &quot;-&quot;; TEXT([.C26];&quot;0000&quot;))" office:value-type="string" office:string-value="레프트21-0025">
            <text:p>레프트21-0025</text:p>
          </table:table-cell>
          <table:table-cell table:number-columns-repeated="1017"/>
        </table:table-row>
        <table:table-row table:style-name="ro4">
          <table:table-cell office:value-type="string">
            <text:p>레프트21-0026</text:p>
          </table:table-cell>
          <table:table-cell office:value-type="string">
            <text:p>레프트21</text:p>
          </table:table-cell>
          <table:table-cell office:value-type="float" office:value="26">
            <text:p>26</text:p>
          </table:table-cell>
          <table:table-cell table:style-name="ce3" office:value-type="string">
            <text:p>2010-02-27</text:p>
          </table:table-cell>
          <table:table-cell office:value-type="string">
            <text:p>그리스 노동자 2백만 명 총파업</text:p>
          </table:table-cell>
          <table:table-cell office:value-type="float" office:value="1800">
            <text:p>1800</text:p>
          </table:table-cell>
          <table:table-cell table:formula="of:=CONCATENATE([.B27]; &quot;-&quot;; TEXT([.C27];&quot;0000&quot;))" office:value-type="string" office:string-value="레프트21-0026">
            <text:p>레프트21-0026</text:p>
          </table:table-cell>
          <table:table-cell table:number-columns-repeated="1017"/>
        </table:table-row>
        <table:table-row table:style-name="ro4">
          <table:table-cell office:value-type="string">
            <text:p>레프트21-0027</text:p>
          </table:table-cell>
          <table:table-cell office:value-type="string">
            <text:p>레프트21</text:p>
          </table:table-cell>
          <table:table-cell office:value-type="float" office:value="27">
            <text:p>27</text:p>
          </table:table-cell>
          <table:table-cell table:style-name="ce3" office:value-type="string">
            <text:p>2010-03-13</text:p>
          </table:table-cell>
          <table:table-cell office:value-type="string">
            <text:p>고통전가에 맞선 저항의 가능성을 보여 주다</text:p>
          </table:table-cell>
          <table:table-cell office:value-type="float" office:value="1800">
            <text:p>1800</text:p>
          </table:table-cell>
          <table:table-cell table:formula="of:=CONCATENATE([.B28]; &quot;-&quot;; TEXT([.C28];&quot;0000&quot;))" office:value-type="string" office:string-value="레프트21-0027">
            <text:p>레프트21-0027</text:p>
          </table:table-cell>
          <table:table-cell table:number-columns-repeated="1017"/>
        </table:table-row>
        <table:table-row table:style-name="ro4">
          <table:table-cell office:value-type="string">
            <text:p>레프트21-0028</text:p>
          </table:table-cell>
          <table:table-cell office:value-type="string">
            <text:p>레프트21</text:p>
          </table:table-cell>
          <table:table-cell office:value-type="float" office:value="28">
            <text:p>28</text:p>
          </table:table-cell>
          <table:table-cell table:style-name="ce3" office:value-type="string">
            <text:p>2010-03-27</text:p>
          </table:table-cell>
          <table:table-cell office:value-type="string">
            <text:p>위기의 이명박 정부 ─ 무상급식, 80퍼센트 찬성ㆍ4대강 사업, 종교계 반발로 최대 위기 ㆍ김우룡 사퇴ㆍ사법부, 한나라당 ‘개혁’안 반발ㆍ안상수, “좌파 스님” 제거 외압 파문</text:p>
          </table:table-cell>
          <table:table-cell office:value-type="float" office:value="1800">
            <text:p>1800</text:p>
          </table:table-cell>
          <table:table-cell table:formula="of:=CONCATENATE([.B29]; &quot;-&quot;; TEXT([.C29];&quot;0000&quot;))" office:value-type="string" office:string-value="레프트21-0028">
            <text:p>레프트21-0028</text:p>
          </table:table-cell>
          <table:table-cell table:number-columns-repeated="1017"/>
        </table:table-row>
        <table:table-row table:style-name="ro4">
          <table:table-cell office:value-type="string">
            <text:p>레프트21-0029</text:p>
          </table:table-cell>
          <table:table-cell office:value-type="string">
            <text:p>레프트21</text:p>
          </table:table-cell>
          <table:table-cell office:value-type="float" office:value="29">
            <text:p>29</text:p>
          </table:table-cell>
          <table:table-cell table:style-name="ce3" office:value-type="string">
            <text:p>2010-04-10</text:p>
          </table:table-cell>
          <table:table-cell office:value-type="string">
            <text:p>천안함 침몰 - 거짓말 정부, 못 믿겠다</text:p>
          </table:table-cell>
          <table:table-cell office:value-type="float" office:value="1800">
            <text:p>1800</text:p>
          </table:table-cell>
          <table:table-cell table:formula="of:=CONCATENATE([.B30]; &quot;-&quot;; TEXT([.C30];&quot;0000&quot;))" office:value-type="string" office:string-value="레프트21-0029">
            <text:p>레프트21-0029</text:p>
          </table:table-cell>
          <table:table-cell table:number-columns-repeated="1017"/>
        </table:table-row>
        <table:table-row table:style-name="ro4">
          <table:table-cell office:value-type="string">
            <text:p>레프트21-0030</text:p>
          </table:table-cell>
          <table:table-cell office:value-type="string">
            <text:p>레프트21</text:p>
          </table:table-cell>
          <table:table-cell office:value-type="float" office:value="30">
            <text:p>30</text:p>
          </table:table-cell>
          <table:table-cell table:style-name="ce3" office:value-type="string">
            <text:p>2010-04-24</text:p>
          </table:table-cell>
          <table:table-cell office:value-type="string">
            <text:p>간첩 사건 발표, 천안함 북한 연루설, 국가보안법 이용 마녀사냥 - ‘북풍’으로 위기 탈출하려는 이명박</text:p>
          </table:table-cell>
          <table:table-cell office:value-type="float" office:value="1800">
            <text:p>1800</text:p>
          </table:table-cell>
          <table:table-cell table:formula="of:=CONCATENATE([.B31]; &quot;-&quot;; TEXT([.C31];&quot;0000&quot;))" office:value-type="string" office:string-value="레프트21-0030">
            <text:p>레프트21-0030</text:p>
          </table:table-cell>
          <table:table-cell table:number-columns-repeated="1017"/>
        </table:table-row>
        <table:table-row table:style-name="ro4">
          <table:table-cell office:value-type="string">
            <text:p>레프트21-0031</text:p>
          </table:table-cell>
          <table:table-cell office:value-type="string">
            <text:p>레프트21</text:p>
          </table:table-cell>
          <table:table-cell office:value-type="float" office:value="31">
            <text:p>31</text:p>
          </table:table-cell>
          <table:table-cell table:style-name="ce3" office:value-type="string">
            <text:p>2010-05-08</text:p>
          </table:table-cell>
          <table:table-cell office:value-type="string">
            <text:p>이명박, “호전적 세력의 장사포가 우리를 겨누고 있다” - “안보 위기”는 사기다</text:p>
          </table:table-cell>
          <table:table-cell office:value-type="float" office:value="1800">
            <text:p>1800</text:p>
          </table:table-cell>
          <table:table-cell table:formula="of:=CONCATENATE([.B32]; &quot;-&quot;; TEXT([.C32];&quot;0000&quot;))" office:value-type="string" office:string-value="레프트21-0031">
            <text:p>레프트21-0031</text:p>
          </table:table-cell>
          <table:table-cell table:number-columns-repeated="1017"/>
        </table:table-row>
        <table:table-row table:style-name="ro4">
          <table:table-cell office:value-type="string">
            <text:p>레프트21-0032</text:p>
          </table:table-cell>
          <table:table-cell office:value-type="string">
            <text:p>레프트21</text:p>
          </table:table-cell>
          <table:table-cell office:value-type="float" office:value="32">
            <text:p>32</text:p>
          </table:table-cell>
          <table:table-cell table:style-name="ce3" office:value-type="string">
            <text:p>2010-05-22</text:p>
          </table:table-cell>
          <table:table-cell office:value-type="string">
            <text:p>1987년 KAL기 폭파, 1996년 휴전선 ‘총풍’, 2010년 천안함 - ‘북풍’ 조작 전력을 기억하라</text:p>
          </table:table-cell>
          <table:table-cell office:value-type="float" office:value="1800">
            <text:p>1800</text:p>
          </table:table-cell>
          <table:table-cell table:formula="of:=CONCATENATE([.B33]; &quot;-&quot;; TEXT([.C33];&quot;0000&quot;))" office:value-type="string" office:string-value="레프트21-0032">
            <text:p>레프트21-0032</text:p>
          </table:table-cell>
          <table:table-cell table:number-columns-repeated="1017"/>
        </table:table-row>
        <table:table-row table:style-name="ro4">
          <table:table-cell office:value-type="string">
            <text:p>레프트21-0033</text:p>
          </table:table-cell>
          <table:table-cell office:value-type="string">
            <text:p>레프트21</text:p>
          </table:table-cell>
          <table:table-cell office:value-type="float" office:value="33">
            <text:p>33</text:p>
          </table:table-cell>
          <table:table-cell table:style-name="ce3" office:value-type="string">
            <text:p>2010-06-05</text:p>
          </table:table-cell>
          <table:table-cell office:value-type="string">
            <text:p>6.2 지방선거 결과 - 이제는 진보연합으로 나아가야 한다</text:p>
          </table:table-cell>
          <table:table-cell office:value-type="float" office:value="1800">
            <text:p>1800</text:p>
          </table:table-cell>
          <table:table-cell table:formula="of:=CONCATENATE([.B34]; &quot;-&quot;; TEXT([.C34];&quot;0000&quot;))" office:value-type="string" office:string-value="레프트21-0033">
            <text:p>레프트21-0033</text:p>
          </table:table-cell>
          <table:table-cell table:number-columns-repeated="1017"/>
        </table:table-row>
        <table:table-row table:style-name="ro4">
          <table:table-cell office:value-type="string">
            <text:p>레프트21-0034</text:p>
          </table:table-cell>
          <table:table-cell office:value-type="string">
            <text:p>레프트21</text:p>
          </table:table-cell>
          <table:table-cell office:value-type="float" office:value="34">
            <text:p>34</text:p>
          </table:table-cell>
          <table:table-cell table:style-name="ce3" office:value-type="string">
            <text:p>2010-06-19</text:p>
          </table:table-cell>
          <table:table-cell office:value-type="string">
            <text:p>참여연대 마녀사냥 중단하라</text:p>
          </table:table-cell>
          <table:table-cell office:value-type="float" office:value="1800">
            <text:p>1800</text:p>
          </table:table-cell>
          <table:table-cell table:formula="of:=CONCATENATE([.B35]; &quot;-&quot;; TEXT([.C35];&quot;0000&quot;))" office:value-type="string" office:string-value="레프트21-0034">
            <text:p>레프트21-0034</text:p>
          </table:table-cell>
          <table:table-cell table:number-columns-repeated="1017"/>
        </table:table-row>
        <table:table-row table:style-name="ro4">
          <table:table-cell office:value-type="string">
            <text:p>레프트21-0035</text:p>
          </table:table-cell>
          <table:table-cell office:value-type="string">
            <text:p>레프트21</text:p>
          </table:table-cell>
          <table:table-cell office:value-type="float" office:value="35">
            <text:p>35</text:p>
          </table:table-cell>
          <table:table-cell table:style-name="ce3" office:value-type="string">
            <text:p>2010-07-03</text:p>
          </table:table-cell>
          <table:table-cell office:value-type="string">
            <text:p>위기의 이명박 정부가 속죄양을 찾는다 - 진보연대·참여연대 탄압 중단하라</text:p>
          </table:table-cell>
          <table:table-cell office:value-type="float" office:value="1800">
            <text:p>1800</text:p>
          </table:table-cell>
          <table:table-cell table:formula="of:=CONCATENATE([.B36]; &quot;-&quot;; TEXT([.C36];&quot;0000&quot;))" office:value-type="string" office:string-value="레프트21-0035">
            <text:p>레프트21-0035</text:p>
          </table:table-cell>
          <table:table-cell table:number-columns-repeated="1017"/>
        </table:table-row>
        <table:table-row table:style-name="ro4">
          <table:table-cell office:value-type="string">
            <text:p>레프트21-0036</text:p>
          </table:table-cell>
          <table:table-cell office:value-type="string">
            <text:p>레프트21</text:p>
          </table:table-cell>
          <table:table-cell office:value-type="float" office:value="36">
            <text:p>36</text:p>
          </table:table-cell>
          <table:table-cell table:style-name="ce3" office:value-type="string">
            <text:p>2010-07-17</text:p>
          </table:table-cell>
          <table:table-cell office:value-type="string">
            <text:p>이명박 정부: 부패, 불의, 분열</text:p>
          </table:table-cell>
          <table:table-cell office:value-type="float" office:value="1800">
            <text:p>1800</text:p>
          </table:table-cell>
          <table:table-cell table:formula="of:=CONCATENATE([.B37]; &quot;-&quot;; TEXT([.C37];&quot;0000&quot;))" office:value-type="string" office:string-value="레프트21-0036">
            <text:p>레프트21-0036</text:p>
          </table:table-cell>
          <table:table-cell table:number-columns-repeated="1017"/>
        </table:table-row>
        <table:table-row table:style-name="ro4">
          <table:table-cell office:value-type="string">
            <text:p>레프트21-0037</text:p>
          </table:table-cell>
          <table:table-cell office:value-type="string">
            <text:p>레프트21</text:p>
          </table:table-cell>
          <table:table-cell office:value-type="float" office:value="37">
            <text:p>37</text:p>
          </table:table-cell>
          <table:table-cell table:style-name="ce3" office:value-type="string">
            <text:p>2010-07-31</text:p>
          </table:table-cell>
          <table:table-cell office:value-type="string">
            <text:p>유출된 문서를 통해 드러난 아프가니스탄 전쟁의 참상 - 나토군과 한국군은 즉각 철군하라</text:p>
          </table:table-cell>
          <table:table-cell office:value-type="float" office:value="1800">
            <text:p>1800</text:p>
          </table:table-cell>
          <table:table-cell table:formula="of:=CONCATENATE([.B38]; &quot;-&quot;; TEXT([.C38];&quot;0000&quot;))" office:value-type="string" office:string-value="레프트21-0037">
            <text:p>레프트21-0037</text:p>
          </table:table-cell>
          <table:table-cell table:number-columns-repeated="1017"/>
        </table:table-row>
        <table:table-row table:style-name="ro4">
          <table:table-cell office:value-type="string">
            <text:p>레프트21-0038</text:p>
          </table:table-cell>
          <table:table-cell office:value-type="string">
            <text:p>레프트21</text:p>
          </table:table-cell>
          <table:table-cell office:value-type="float" office:value="38">
            <text:p>38</text:p>
          </table:table-cell>
          <table:table-cell table:style-name="ce3" office:value-type="string">
            <text:p>2010-08-14</text:p>
          </table:table-cell>
          <table:table-cell office:value-type="string">
            <text:p>8·8 개각은 노동계급 공격, 대북 강경책, 4대강 계속한다는 이명박의 선전포고</text:p>
          </table:table-cell>
          <table:table-cell office:value-type="float" office:value="1800">
            <text:p>1800</text:p>
          </table:table-cell>
          <table:table-cell table:formula="of:=CONCATENATE([.B39]; &quot;-&quot;; TEXT([.C39];&quot;0000&quot;))" office:value-type="string" office:string-value="레프트21-0038">
            <text:p>레프트21-0038</text:p>
          </table:table-cell>
          <table:table-cell table:number-columns-repeated="1017"/>
        </table:table-row>
        <table:table-row table:style-name="ro4">
          <table:table-cell office:value-type="string">
            <text:p>레프트21-0039</text:p>
          </table:table-cell>
          <table:table-cell office:value-type="string">
            <text:p>레프트21</text:p>
          </table:table-cell>
          <table:table-cell office:value-type="float" office:value="39">
            <text:p>39</text:p>
          </table:table-cell>
          <table:table-cell table:style-name="ce3" office:value-type="string">
            <text:p>2010-08-28</text:p>
          </table:table-cell>
          <table:table-cell office:value-type="string">
            <text:p>부정부패, 언론 통제, 경쟁 교육, 신자유주의, 쌍용차 파업 살인 진압 … 이명박의 “쓰레기 개각” </text:p>
          </table:table-cell>
          <table:table-cell office:value-type="float" office:value="1800">
            <text:p>1800</text:p>
          </table:table-cell>
          <table:table-cell table:formula="of:=CONCATENATE([.B40]; &quot;-&quot;; TEXT([.C40];&quot;0000&quot;))" office:value-type="string" office:string-value="레프트21-0039">
            <text:p>레프트21-0039</text:p>
          </table:table-cell>
          <table:table-cell table:number-columns-repeated="1017"/>
        </table:table-row>
        <table:table-row table:style-name="ro4">
          <table:table-cell office:value-type="string">
            <text:p>레프트21-0040</text:p>
          </table:table-cell>
          <table:table-cell office:value-type="string">
            <text:p>레프트21</text:p>
          </table:table-cell>
          <table:table-cell office:value-type="float" office:value="40">
            <text:p>40</text:p>
          </table:table-cell>
          <table:table-cell table:style-name="ce3" office:value-type="string">
            <text:p>2010-09-11</text:p>
          </table:table-cell>
          <table:table-cell office:value-type="string">
            <text:p>프랑스 2백만 명 총파업, 남아공 1백30만 명 총파업 - 이렇게 싸워야 한다</text:p>
          </table:table-cell>
          <table:table-cell office:value-type="float" office:value="1800">
            <text:p>1800</text:p>
          </table:table-cell>
          <table:table-cell table:formula="of:=CONCATENATE([.B41]; &quot;-&quot;; TEXT([.C41];&quot;0000&quot;))" office:value-type="string" office:string-value="레프트21-0040">
            <text:p>레프트21-0040</text:p>
          </table:table-cell>
          <table:table-cell table:number-columns-repeated="1017"/>
        </table:table-row>
        <table:table-row table:style-name="ro4">
          <table:table-cell office:value-type="string">
            <text:p>레프트21-0041</text:p>
          </table:table-cell>
          <table:table-cell office:value-type="string">
            <text:p>레프트21</text:p>
          </table:table-cell>
          <table:table-cell office:value-type="float" office:value="41">
            <text:p>41</text:p>
          </table:table-cell>
          <table:table-cell table:style-name="ce3" office:value-type="string">
            <text:p>2010-10-02</text:p>
          </table:table-cell>
          <table:table-cell office:value-type="string">
            <text:p>[G20] 세계 지배자들에 맞서 싸울 기회</text:p>
          </table:table-cell>
          <table:table-cell office:value-type="float" office:value="1800">
            <text:p>1800</text:p>
          </table:table-cell>
          <table:table-cell table:formula="of:=CONCATENATE([.B42]; &quot;-&quot;; TEXT([.C42];&quot;0000&quot;))" office:value-type="string" office:string-value="레프트21-0041">
            <text:p>레프트21-0041</text:p>
          </table:table-cell>
          <table:table-cell table:number-columns-repeated="1017"/>
        </table:table-row>
        <table:table-row table:style-name="ro4">
          <table:table-cell office:value-type="string">
            <text:p>레프트21-0042</text:p>
          </table:table-cell>
          <table:table-cell office:value-type="string">
            <text:p>레프트21</text:p>
          </table:table-cell>
          <table:table-cell office:value-type="float" office:value="42">
            <text:p>42</text:p>
          </table:table-cell>
          <table:table-cell table:style-name="ce3" office:value-type="string">
            <text:p>2010-10-16</text:p>
          </table:table-cell>
          <table:table-cell office:value-type="string">
            <text:p>G20 지배자들에게 우리의 분노를 보여 주자</text:p>
          </table:table-cell>
          <table:table-cell office:value-type="float" office:value="1800">
            <text:p>1800</text:p>
          </table:table-cell>
          <table:table-cell table:formula="of:=CONCATENATE([.B43]; &quot;-&quot;; TEXT([.C43];&quot;0000&quot;))" office:value-type="string" office:string-value="레프트21-0042">
            <text:p>레프트21-0042</text:p>
          </table:table-cell>
          <table:table-cell table:number-columns-repeated="1017"/>
        </table:table-row>
        <table:table-row table:style-name="ro4">
          <table:table-cell office:value-type="string">
            <text:p>레프트21-0043</text:p>
          </table:table-cell>
          <table:table-cell office:value-type="string">
            <text:p>레프트21</text:p>
          </table:table-cell>
          <table:table-cell office:value-type="float" office:value="43">
            <text:p>43</text:p>
          </table:table-cell>
          <table:table-cell table:style-name="ce3" office:value-type="string">
            <text:p>2010-10-30</text:p>
          </table:table-cell>
          <table:table-cell office:value-type="string">
            <text:p>11월 7일 · 11일, G20 항의 시위로 집결하라</text:p>
          </table:table-cell>
          <table:table-cell office:value-type="float" office:value="1800">
            <text:p>1800</text:p>
          </table:table-cell>
          <table:table-cell table:formula="of:=CONCATENATE([.B44]; &quot;-&quot;; TEXT([.C44];&quot;0000&quot;))" office:value-type="string" office:string-value="레프트21-0043">
            <text:p>레프트21-0043</text:p>
          </table:table-cell>
          <table:table-cell table:number-columns-repeated="1017"/>
        </table:table-row>
        <table:table-row table:style-name="ro4">
          <table:table-cell office:value-type="string">
            <text:p>레프트21-0044</text:p>
          </table:table-cell>
          <table:table-cell office:value-type="string">
            <text:p>레프트21</text:p>
          </table:table-cell>
          <table:table-cell office:value-type="float" office:value="44">
            <text:p>44</text:p>
          </table:table-cell>
          <table:table-cell table:style-name="ce3" office:value-type="string">
            <text:p>2010-11-13</text:p>
          </table:table-cell>
          <table:table-cell office:value-type="string">
            <text:p>아랍에미리트 특전사 파병 계획 철회하라</text:p>
          </table:table-cell>
          <table:table-cell office:value-type="float" office:value="1800">
            <text:p>1800</text:p>
          </table:table-cell>
          <table:table-cell table:formula="of:=CONCATENATE([.B45]; &quot;-&quot;; TEXT([.C45];&quot;0000&quot;))" office:value-type="string" office:string-value="레프트21-0044">
            <text:p>레프트21-0044</text:p>
          </table:table-cell>
          <table:table-cell table:number-columns-repeated="1017"/>
        </table:table-row>
        <table:table-row table:style-name="ro4">
          <table:table-cell office:value-type="string">
            <text:p>레프트21-0045</text:p>
          </table:table-cell>
          <table:table-cell office:value-type="string">
            <text:p>레프트21</text:p>
          </table:table-cell>
          <table:table-cell office:value-type="float" office:value="45">
            <text:p>45</text:p>
          </table:table-cell>
          <table:table-cell table:style-name="ce3" office:value-type="string">
            <text:p>2010-11-27</text:p>
          </table:table-cell>
          <table:table-cell office:value-type="string">
            <text:p>대북 강경책을 빌미로 현대차 파업 공격 말라</text:p>
          </table:table-cell>
          <table:table-cell office:value-type="float" office:value="1800">
            <text:p>1800</text:p>
          </table:table-cell>
          <table:table-cell table:formula="of:=CONCATENATE([.B46]; &quot;-&quot;; TEXT([.C46];&quot;0000&quot;))" office:value-type="string" office:string-value="레프트21-0045">
            <text:p>레프트21-0045</text:p>
          </table:table-cell>
          <table:table-cell table:number-columns-repeated="1017"/>
        </table:table-row>
        <table:table-row table:style-name="ro4">
          <table:table-cell office:value-type="string">
            <text:p>레프트21-0046</text:p>
          </table:table-cell>
          <table:table-cell office:value-type="string">
            <text:p>레프트21</text:p>
          </table:table-cell>
          <table:table-cell office:value-type="float" office:value="46">
            <text:p>46</text:p>
          </table:table-cell>
          <table:table-cell table:style-name="ce3" office:value-type="string">
            <text:p>2010-12-11</text:p>
          </table:table-cell>
          <table:table-cell office:value-type="string">
            <text:p>군사적 긴장 고조시키는 미국과 남한 정부</text:p>
          </table:table-cell>
          <table:table-cell office:value-type="float" office:value="1800">
            <text:p>1800</text:p>
          </table:table-cell>
          <table:table-cell table:formula="of:=CONCATENATE([.B47]; &quot;-&quot;; TEXT([.C47];&quot;0000&quot;))" office:value-type="string" office:string-value="레프트21-0046">
            <text:p>레프트21-0046</text:p>
          </table:table-cell>
          <table:table-cell table:number-columns-repeated="1017"/>
        </table:table-row>
        <table:table-row table:style-name="ro4">
          <table:table-cell office:value-type="string">
            <text:p>레프트21-0047</text:p>
          </table:table-cell>
          <table:table-cell office:value-type="string">
            <text:p>레프트21</text:p>
          </table:table-cell>
          <table:table-cell office:value-type="float" office:value="47">
            <text:p>47</text:p>
          </table:table-cell>
          <table:table-cell table:style-name="ce3" office:value-type="string">
            <text:p>2010-12-25</text:p>
          </table:table-cell>
          <table:table-cell office:value-type="string">
            <text:p>우리는 평화를 원한다</text:p>
          </table:table-cell>
          <table:table-cell office:value-type="float" office:value="1800">
            <text:p>1800</text:p>
          </table:table-cell>
          <table:table-cell table:formula="of:=CONCATENATE([.B48]; &quot;-&quot;; TEXT([.C48];&quot;0000&quot;))" office:value-type="string" office:string-value="레프트21-0047">
            <text:p>레프트21-0047</text:p>
          </table:table-cell>
          <table:table-cell table:number-columns-repeated="1017"/>
        </table:table-row>
        <table:table-row table:style-name="ro4">
          <table:table-cell office:value-type="string">
            <text:p>레프트21-0048</text:p>
          </table:table-cell>
          <table:table-cell office:value-type="string">
            <text:p>레프트21</text:p>
          </table:table-cell>
          <table:table-cell office:value-type="float" office:value="48">
            <text:p>48</text:p>
          </table:table-cell>
          <table:table-cell table:style-name="ce3" office:value-type="string">
            <text:p>2011-01-08</text:p>
          </table:table-cell>
          <table:table-cell office:value-type="string">
            <text:p>부자 증세로 복지 확대하라</text:p>
          </table:table-cell>
          <table:table-cell office:value-type="float" office:value="1800">
            <text:p>1800</text:p>
          </table:table-cell>
          <table:table-cell table:formula="of:=CONCATENATE([.B49]; &quot;-&quot;; TEXT([.C49];&quot;0000&quot;))" office:value-type="string" office:string-value="레프트21-0048">
            <text:p>레프트21-0048</text:p>
          </table:table-cell>
          <table:table-cell table:number-columns-repeated="1017"/>
        </table:table-row>
        <table:table-row table:style-name="ro4">
          <table:table-cell office:value-type="string">
            <text:p>레프트21-0049</text:p>
          </table:table-cell>
          <table:table-cell office:value-type="string">
            <text:p>레프트21</text:p>
          </table:table-cell>
          <table:table-cell office:value-type="float" office:value="49">
            <text:p>49</text:p>
          </table:table-cell>
          <table:table-cell table:style-name="ce3" office:value-type="string">
            <text:p>2011-01-22</text:p>
          </table:table-cell>
          <table:table-cell office:value-type="string">
            <text:p>튀니지 혁명 ― 민중이 독재자를 쫓아내다</text:p>
          </table:table-cell>
          <table:table-cell office:value-type="float" office:value="1800">
            <text:p>1800</text:p>
          </table:table-cell>
          <table:table-cell table:formula="of:=CONCATENATE([.B50]; &quot;-&quot;; TEXT([.C50];&quot;0000&quot;))" office:value-type="string" office:string-value="레프트21-0049">
            <text:p>레프트21-0049</text:p>
          </table:table-cell>
          <table:table-cell table:number-columns-repeated="1017"/>
        </table:table-row>
        <table:table-row table:style-name="ro4">
          <table:table-cell office:value-type="string">
            <text:p>레프트21-0050</text:p>
          </table:table-cell>
          <table:table-cell office:value-type="string">
            <text:p>레프트21</text:p>
          </table:table-cell>
          <table:table-cell office:value-type="float" office:value="50">
            <text:p>50</text:p>
          </table:table-cell>
          <table:table-cell table:style-name="ce3" office:value-type="string">
            <text:p>2011-02-05</text:p>
          </table:table-cell>
          <table:table-cell office:value-type="string">
            <text:p>이집트 혁명에 승리를</text:p>
          </table:table-cell>
          <table:table-cell office:value-type="float" office:value="1800">
            <text:p>1800</text:p>
          </table:table-cell>
          <table:table-cell table:formula="of:=CONCATENATE([.B51]; &quot;-&quot;; TEXT([.C51];&quot;0000&quot;))" office:value-type="string" office:string-value="레프트21-0050">
            <text:p>레프트21-0050</text:p>
          </table:table-cell>
          <table:table-cell table:number-columns-repeated="1017"/>
        </table:table-row>
        <table:table-row table:style-name="ro4">
          <table:table-cell office:value-type="string">
            <text:p>레프트21-0051</text:p>
          </table:table-cell>
          <table:table-cell office:value-type="string">
            <text:p>레프트21</text:p>
          </table:table-cell>
          <table:table-cell office:value-type="float" office:value="51">
            <text:p>51</text:p>
          </table:table-cell>
          <table:table-cell table:style-name="ce3" office:value-type="string">
            <text:p>2011-02-26</text:p>
          </table:table-cell>
          <table:table-cell office:value-type="string">
            <text:p>리비아 혁명에 승리를</text:p>
          </table:table-cell>
          <table:table-cell office:value-type="float" office:value="1800">
            <text:p>1800</text:p>
          </table:table-cell>
          <table:table-cell table:formula="of:=CONCATENATE([.B52]; &quot;-&quot;; TEXT([.C52];&quot;0000&quot;))" office:value-type="string" office:string-value="레프트21-0051">
            <text:p>레프트21-0051</text:p>
          </table:table-cell>
          <table:table-cell table:number-columns-repeated="1017"/>
        </table:table-row>
        <table:table-row table:style-name="ro4">
          <table:table-cell office:value-type="string">
            <text:p>레프트21-0052</text:p>
          </table:table-cell>
          <table:table-cell office:value-type="string">
            <text:p>레프트21</text:p>
          </table:table-cell>
          <table:table-cell office:value-type="float" office:value="52">
            <text:p>52</text:p>
          </table:table-cell>
          <table:table-cell table:style-name="ce3" office:value-type="string">
            <text:p>2011-03-12</text:p>
          </table:table-cell>
          <table:table-cell office:value-type="string">
            <text:p>고려대, 연세대, 이화여대 노동자들의 요구는 우리 모두의 요구다 - 임금을 인상하라</text:p>
          </table:table-cell>
          <table:table-cell office:value-type="float" office:value="1800">
            <text:p>1800</text:p>
          </table:table-cell>
          <table:table-cell table:formula="of:=CONCATENATE([.B53]; &quot;-&quot;; TEXT([.C53];&quot;0000&quot;))" office:value-type="string" office:string-value="레프트21-0052">
            <text:p>레프트21-0052</text:p>
          </table:table-cell>
          <table:table-cell table:number-columns-repeated="1017"/>
        </table:table-row>
        <table:table-row table:style-name="ro4">
          <table:table-cell office:value-type="string">
            <text:p>레프트21-0053</text:p>
          </table:table-cell>
          <table:table-cell office:value-type="string">
            <text:p>레프트21</text:p>
          </table:table-cell>
          <table:table-cell office:value-type="float" office:value="53">
            <text:p>53</text:p>
          </table:table-cell>
          <table:table-cell table:style-name="ce3" office:value-type="string">
            <text:p>2011-03-26</text:p>
          </table:table-cell>
          <table:table-cell office:value-type="string">
            <text:p>리비아 폭격을 중단하라 아랍 혁명에 승리를!</text:p>
          </table:table-cell>
          <table:table-cell office:value-type="float" office:value="1800">
            <text:p>1800</text:p>
          </table:table-cell>
          <table:table-cell table:formula="of:=CONCATENATE([.B54]; &quot;-&quot;; TEXT([.C54];&quot;0000&quot;))" office:value-type="string" office:string-value="레프트21-0053">
            <text:p>레프트21-0053</text:p>
          </table:table-cell>
          <table:table-cell table:number-columns-repeated="1017"/>
        </table:table-row>
        <table:table-row table:style-name="ro4">
          <table:table-cell office:value-type="string">
            <text:p>레프트21-0054</text:p>
          </table:table-cell>
          <table:table-cell office:value-type="string">
            <text:p>레프트21</text:p>
          </table:table-cell>
          <table:table-cell office:value-type="float" office:value="54">
            <text:p>54</text:p>
          </table:table-cell>
          <table:table-cell table:style-name="ce3" office:value-type="string">
            <text:p>2011-04-09</text:p>
          </table:table-cell>
          <table:table-cell office:value-type="string">
            <text:p>더는 빼앗길 수 없다 등록금 인상 철회! 최저임금과 임금 인상!</text:p>
          </table:table-cell>
          <table:table-cell office:value-type="float" office:value="1800">
            <text:p>1800</text:p>
          </table:table-cell>
          <table:table-cell table:formula="of:=CONCATENATE([.B55]; &quot;-&quot;; TEXT([.C55];&quot;0000&quot;))" office:value-type="string" office:string-value="레프트21-0054">
            <text:p>레프트21-0054</text:p>
          </table:table-cell>
          <table:table-cell table:number-columns-repeated="1017"/>
        </table:table-row>
        <table:table-row table:style-name="ro4">
          <table:table-cell office:value-type="string">
            <text:p>레프트21-0055</text:p>
          </table:table-cell>
          <table:table-cell office:value-type="string">
            <text:p>레프트21</text:p>
          </table:table-cell>
          <table:table-cell office:value-type="float" office:value="55">
            <text:p>55</text:p>
          </table:table-cell>
          <table:table-cell table:style-name="ce3" office:value-type="string">
            <text:p>2011-04-23</text:p>
          </table:table-cell>
          <table:table-cell office:value-type="string">
            <text:p>추락하는 이명박에 맞서 단결해 싸우면 이길 수 있다</text:p>
          </table:table-cell>
          <table:table-cell office:value-type="float" office:value="1800">
            <text:p>1800</text:p>
          </table:table-cell>
          <table:table-cell table:formula="of:=CONCATENATE([.B56]; &quot;-&quot;; TEXT([.C56];&quot;0000&quot;))" office:value-type="string" office:string-value="레프트21-0055">
            <text:p>레프트21-0055</text:p>
          </table:table-cell>
          <table:table-cell table:number-columns-repeated="1017"/>
        </table:table-row>
        <table:table-row table:style-name="ro4">
          <table:table-cell office:value-type="string">
            <text:p>레프트21-0056</text:p>
          </table:table-cell>
          <table:table-cell office:value-type="string">
            <text:p>레프트21</text:p>
          </table:table-cell>
          <table:table-cell office:value-type="float" office:value="56">
            <text:p>56</text:p>
          </table:table-cell>
          <table:table-cell table:style-name="ce3" office:value-type="string">
            <text:p>2011-05-07</text:p>
          </table:table-cell>
          <table:table-cell office:value-type="string">
            <text:p>빈 라덴을 죽이고 기뻐하는 전쟁광·위선자들</text:p>
          </table:table-cell>
          <table:table-cell office:value-type="float" office:value="1800">
            <text:p>1800</text:p>
          </table:table-cell>
          <table:table-cell table:formula="of:=CONCATENATE([.B57]; &quot;-&quot;; TEXT([.C57];&quot;0000&quot;))" office:value-type="string" office:string-value="레프트21-0056">
            <text:p>레프트21-0056</text:p>
          </table:table-cell>
          <table:table-cell table:number-columns-repeated="1017"/>
        </table:table-row>
        <table:table-row table:style-name="ro4">
          <table:table-cell office:value-type="string">
            <text:p>레프트21-0057</text:p>
          </table:table-cell>
          <table:table-cell office:value-type="string">
            <text:p>레프트21</text:p>
          </table:table-cell>
          <table:table-cell office:value-type="float" office:value="57">
            <text:p>57</text:p>
          </table:table-cell>
          <table:table-cell table:style-name="ce3" office:value-type="string">
            <text:p>2011-05-21</text:p>
          </table:table-cell>
          <table:table-cell office:value-type="string">
            <text:p>위기와 분열의 이명박</text:p>
          </table:table-cell>
          <table:table-cell office:value-type="float" office:value="1800">
            <text:p>1800</text:p>
          </table:table-cell>
          <table:table-cell table:formula="of:=CONCATENATE([.B58]; &quot;-&quot;; TEXT([.C58];&quot;0000&quot;))" office:value-type="string" office:string-value="레프트21-0057">
            <text:p>레프트21-0057</text:p>
          </table:table-cell>
          <table:table-cell table:number-columns-repeated="1017"/>
        </table:table-row>
        <table:table-row table:style-name="ro4">
          <table:table-cell office:value-type="string">
            <text:p>레프트21-0058</text:p>
          </table:table-cell>
          <table:table-cell office:value-type="string">
            <text:p>레프트21</text:p>
          </table:table-cell>
          <table:table-cell office:value-type="float" office:value="58">
            <text:p>58</text:p>
          </table:table-cell>
          <table:table-cell table:style-name="ce3" office:value-type="string">
            <text:p>2011-06-04</text:p>
          </table:table-cell>
          <table:table-cell office:value-type="string">
            <text:p>갈 길을 보여 준 이들을 지지하고 연대하자</text:p>
          </table:table-cell>
          <table:table-cell office:value-type="float" office:value="1800">
            <text:p>1800</text:p>
          </table:table-cell>
          <table:table-cell table:formula="of:=CONCATENATE([.B59]; &quot;-&quot;; TEXT([.C59];&quot;0000&quot;))" office:value-type="string" office:string-value="레프트21-0058">
            <text:p>레프트21-0058</text:p>
          </table:table-cell>
          <table:table-cell table:number-columns-repeated="1017"/>
        </table:table-row>
        <table:table-row table:style-name="ro4">
          <table:table-cell office:value-type="string">
            <text:p>레프트21-0059</text:p>
          </table:table-cell>
          <table:table-cell office:value-type="string">
            <text:p>레프트21</text:p>
          </table:table-cell>
          <table:table-cell office:value-type="float" office:value="59">
            <text:p>59</text:p>
          </table:table-cell>
          <table:table-cell table:style-name="ce3" office:value-type="string">
            <text:p>2011-06-18</text:p>
          </table:table-cell>
          <table:table-cell office:value-type="string">
            <text:p>[반값 등록금 사기, 유성기업 파업 탄압, 서울대 법인화 추진, 쥐꼬리 최저임금 강요, 고물가 조장, 공공요금 인상 추진] 표적은 하나다</text:p>
          </table:table-cell>
          <table:table-cell office:value-type="float" office:value="1800">
            <text:p>1800</text:p>
          </table:table-cell>
          <table:table-cell table:formula="of:=CONCATENATE([.B60]; &quot;-&quot;; TEXT([.C60];&quot;0000&quot;))" office:value-type="string" office:string-value="레프트21-0059">
            <text:p>레프트21-0059</text:p>
          </table:table-cell>
          <table:table-cell table:number-columns-repeated="1017"/>
        </table:table-row>
        <table:table-row table:style-name="ro4">
          <table:table-cell office:value-type="string">
            <text:p>레프트21-0060</text:p>
          </table:table-cell>
          <table:table-cell office:value-type="string">
            <text:p>레프트21</text:p>
          </table:table-cell>
          <table:table-cell office:value-type="float" office:value="60">
            <text:p>60</text:p>
          </table:table-cell>
          <table:table-cell table:style-name="ce3" office:value-type="string">
            <text:p>2011-07-02</text:p>
          </table:table-cell>
          <table:table-cell office:value-type="string">
            <text:p>희망을 보여 준 그리스 노동자 총파업</text:p>
          </table:table-cell>
          <table:table-cell office:value-type="float" office:value="1800">
            <text:p>1800</text:p>
          </table:table-cell>
          <table:table-cell table:formula="of:=CONCATENATE([.B61]; &quot;-&quot;; TEXT([.C61];&quot;0000&quot;))" office:value-type="string" office:string-value="레프트21-0060">
            <text:p>레프트21-0060</text:p>
          </table:table-cell>
          <table:table-cell table:number-columns-repeated="1017"/>
        </table:table-row>
        <table:table-row table:style-name="ro4">
          <table:table-cell office:value-type="string">
            <text:p>레프트21-0061</text:p>
          </table:table-cell>
          <table:table-cell office:value-type="string">
            <text:p>레프트21</text:p>
          </table:table-cell>
          <table:table-cell office:value-type="float" office:value="61">
            <text:p>61</text:p>
          </table:table-cell>
          <table:table-cell table:style-name="ce3" office:value-type="string">
            <text:p>2011-07-16</text:p>
          </table:table-cell>
          <table:table-cell office:value-type="string">
            <text:p>[노동자 단결과 투쟁이 희망이다] 당장 이들을 막아야 한다</text:p>
          </table:table-cell>
          <table:table-cell office:value-type="float" office:value="1800">
            <text:p>1800</text:p>
          </table:table-cell>
          <table:table-cell table:formula="of:=CONCATENATE([.B62]; &quot;-&quot;; TEXT([.C62];&quot;0000&quot;))" office:value-type="string" office:string-value="레프트21-0061">
            <text:p>레프트21-0061</text:p>
          </table:table-cell>
          <table:table-cell table:number-columns-repeated="1017"/>
        </table:table-row>
        <table:table-row table:style-name="ro4">
          <table:table-cell office:value-type="string">
            <text:p>레프트21-0062</text:p>
          </table:table-cell>
          <table:table-cell office:value-type="string">
            <text:p>레프트21</text:p>
          </table:table-cell>
          <table:table-cell office:value-type="float" office:value="62">
            <text:p>62</text:p>
          </table:table-cell>
          <table:table-cell table:style-name="ce3" office:value-type="string">
            <text:p>2011-08-06</text:p>
          </table:table-cell>
          <table:table-cell office:value-type="string">
            <text:p>[경제 위기 고통전가, 민주주의 공격, 물가 폭등 조장, 살인해고 지원과 노동자 탄압] “이명박 꼴보기 싫다”</text:p>
          </table:table-cell>
          <table:table-cell office:value-type="float" office:value="1800">
            <text:p>1800</text:p>
          </table:table-cell>
          <table:table-cell table:formula="of:=CONCATENATE([.B63]; &quot;-&quot;; TEXT([.C63];&quot;0000&quot;))" office:value-type="string" office:string-value="레프트21-0062">
            <text:p>레프트21-0062</text:p>
          </table:table-cell>
          <table:table-cell table:number-columns-repeated="1017"/>
        </table:table-row>
        <table:table-row table:style-name="ro4">
          <table:table-cell office:value-type="string">
            <text:p>레프트21-0063</text:p>
          </table:table-cell>
          <table:table-cell office:value-type="string">
            <text:p>레프트21</text:p>
          </table:table-cell>
          <table:table-cell office:value-type="float" office:value="63">
            <text:p>63</text:p>
          </table:table-cell>
          <table:table-cell table:style-name="ce3" office:value-type="string">
            <text:p>2011-08-20</text:p>
          </table:table-cell>
          <table:table-cell office:value-type="string">
            <text:p>‘공생 발전’하는 쓰레기들</text:p>
          </table:table-cell>
          <table:table-cell office:value-type="float" office:value="1800">
            <text:p>1800</text:p>
          </table:table-cell>
          <table:table-cell table:formula="of:=CONCATENATE([.B64]; &quot;-&quot;; TEXT([.C64];&quot;0000&quot;))" office:value-type="string" office:string-value="레프트21-0063">
            <text:p>레프트21-0063</text:p>
          </table:table-cell>
          <table:table-cell table:number-columns-repeated="1017"/>
        </table:table-row>
        <table:table-row table:style-name="ro4">
          <table:table-cell office:value-type="string">
            <text:p>레프트21-0064</text:p>
          </table:table-cell>
          <table:table-cell office:value-type="string">
            <text:p>레프트21</text:p>
          </table:table-cell>
          <table:table-cell office:value-type="float" office:value="64">
            <text:p>64</text:p>
          </table:table-cell>
          <table:table-cell table:style-name="ce3" office:value-type="string">
            <text:p>2011-09-03</text:p>
          </table:table-cell>
          <table:table-cell office:value-type="string">
            <text:p>[또 고장난 세계 자본주의] 고통전담 NO! 부자 증세로 무상복지 확대!</text:p>
          </table:table-cell>
          <table:table-cell office:value-type="float" office:value="1800">
            <text:p>1800</text:p>
          </table:table-cell>
          <table:table-cell table:formula="of:=CONCATENATE([.B65]; &quot;-&quot;; TEXT([.C65];&quot;0000&quot;))" office:value-type="string" office:string-value="레프트21-0064">
            <text:p>레프트21-0064</text:p>
          </table:table-cell>
          <table:table-cell table:number-columns-repeated="1017"/>
        </table:table-row>
        <table:table-row table:style-name="ro4">
          <table:table-cell office:value-type="string">
            <text:p>레프트21-0065</text:p>
          </table:table-cell>
          <table:table-cell office:value-type="string">
            <text:p>레프트21</text:p>
          </table:table-cell>
          <table:table-cell office:value-type="float" office:value="65">
            <text:p>65</text:p>
          </table:table-cell>
          <table:table-cell table:style-name="ce3" office:value-type="string">
            <text:p>2011-09-24</text:p>
          </table:table-cell>
          <table:table-cell office:value-type="string">
            <text:p>반복되는 유로존 위기, 자본주의에는 해결책이 없다 - 유럽 노동자 저항이 희망이다</text:p>
          </table:table-cell>
          <table:table-cell office:value-type="float" office:value="1800">
            <text:p>1800</text:p>
          </table:table-cell>
          <table:table-cell table:formula="of:=CONCATENATE([.B66]; &quot;-&quot;; TEXT([.C66];&quot;0000&quot;))" office:value-type="string" office:string-value="레프트21-0065">
            <text:p>레프트21-0065</text:p>
          </table:table-cell>
          <table:table-cell table:number-columns-repeated="1017"/>
        </table:table-row>
        <table:table-row table:style-name="ro4">
          <table:table-cell office:value-type="string">
            <text:p>레프트21-0066</text:p>
          </table:table-cell>
          <table:table-cell office:value-type="string">
            <text:p>레프트21</text:p>
          </table:table-cell>
          <table:table-cell office:value-type="float" office:value="66">
            <text:p>66</text:p>
          </table:table-cell>
          <table:table-cell table:style-name="ce3" office:value-type="string">
            <text:p>2011-10-08</text:p>
          </table:table-cell>
          <table:table-cell office:value-type="string">
            <text:p>파산하는 좀비 자본주의 - 세계 곳곳에서 저항이 커지고 있다, 월가 ‘점령자’들 “부자에게 과세하라”</text:p>
          </table:table-cell>
          <table:table-cell office:value-type="float" office:value="1800">
            <text:p>1800</text:p>
          </table:table-cell>
          <table:table-cell table:formula="of:=CONCATENATE([.B67]; &quot;-&quot;; TEXT([.C67];&quot;0000&quot;))" office:value-type="string" office:string-value="레프트21-0066">
            <text:p>레프트21-0066</text:p>
          </table:table-cell>
          <table:table-cell table:number-columns-repeated="1017"/>
        </table:table-row>
        <table:table-row table:style-name="ro4">
          <table:table-cell office:value-type="string">
            <text:p>레프트21-0067</text:p>
          </table:table-cell>
          <table:table-cell office:value-type="string">
            <text:p>레프트21</text:p>
          </table:table-cell>
          <table:table-cell office:value-type="float" office:value="67">
            <text:p>67</text:p>
          </table:table-cell>
          <table:table-cell table:style-name="ce3" office:value-type="string">
            <text:p>2011-10-29</text:p>
          </table:table-cell>
          <table:table-cell office:value-type="string">
            <text:p>“우리는 99퍼센트다 다 함께 저항하자”</text:p>
          </table:table-cell>
          <table:table-cell office:value-type="float" office:value="1800">
            <text:p>1800</text:p>
          </table:table-cell>
          <table:table-cell table:formula="of:=CONCATENATE([.B68]; &quot;-&quot;; TEXT([.C68];&quot;0000&quot;))" office:value-type="string" office:string-value="레프트21-0067">
            <text:p>레프트21-0067</text:p>
          </table:table-cell>
          <table:table-cell table:number-columns-repeated="1017"/>
        </table:table-row>
        <table:table-row table:style-name="ro4">
          <table:table-cell office:value-type="string">
            <text:p>레프트21-0068</text:p>
          </table:table-cell>
          <table:table-cell office:value-type="string">
            <text:p>레프트21</text:p>
          </table:table-cell>
          <table:table-cell office:value-type="float" office:value="68">
            <text:p>68</text:p>
          </table:table-cell>
          <table:table-cell table:style-name="ce3" office:value-type="string">
            <text:p>2011-11-05</text:p>
          </table:table-cell>
          <table:table-cell office:value-type="string">
            <text:p>세계 곳곳에서 울려퍼지는 외침, 저항하라! 단결하라! 점거하라</text:p>
          </table:table-cell>
          <table:table-cell office:value-type="float" office:value="1800">
            <text:p>1800</text:p>
          </table:table-cell>
          <table:table-cell table:formula="of:=CONCATENATE([.B69]; &quot;-&quot;; TEXT([.C69];&quot;0000&quot;))" office:value-type="string" office:string-value="레프트21-0068">
            <text:p>레프트21-0068</text:p>
          </table:table-cell>
          <table:table-cell table:number-columns-repeated="1017"/>
        </table:table-row>
        <table:table-row table:style-name="ro4">
          <table:table-cell office:value-type="string">
            <text:p>레프트21-0069</text:p>
          </table:table-cell>
          <table:table-cell office:value-type="string">
            <text:p>레프트21</text:p>
          </table:table-cell>
          <table:table-cell office:value-type="float" office:value="69">
            <text:p>69</text:p>
          </table:table-cell>
          <table:table-cell table:style-name="ce3" office:value-type="string">
            <text:p>2011-11-19</text:p>
          </table:table-cell>
          <table:table-cell office:value-type="string">
            <text:p>NO! 한미FTA, 될 때까지 모이자</text:p>
          </table:table-cell>
          <table:table-cell office:value-type="float" office:value="1800">
            <text:p>1800</text:p>
          </table:table-cell>
          <table:table-cell table:formula="of:=CONCATENATE([.B70]; &quot;-&quot;; TEXT([.C70];&quot;0000&quot;))" office:value-type="string" office:string-value="레프트21-0069">
            <text:p>레프트21-0069</text:p>
          </table:table-cell>
          <table:table-cell table:number-columns-repeated="1017"/>
        </table:table-row>
        <table:table-row table:style-name="ro4">
          <table:table-cell office:value-type="string">
            <text:p>레프트21-0070</text:p>
          </table:table-cell>
          <table:table-cell office:value-type="string">
            <text:p>레프트21</text:p>
          </table:table-cell>
          <table:table-cell office:value-type="float" office:value="70">
            <text:p>70</text:p>
          </table:table-cell>
          <table:table-cell table:style-name="ce3" office:value-type="string">
            <text:p>2011-12-10</text:p>
          </table:table-cell>
          <table:table-cell table:style-name="ce4" office:value-type="string">
            <text:p>한미FTA 폐기하라</text:p>
          </table:table-cell>
          <table:table-cell office:value-type="float" office:value="1800">
            <text:p>1800</text:p>
          </table:table-cell>
          <table:table-cell table:formula="of:=CONCATENATE([.B71]; &quot;-&quot;; TEXT([.C71];&quot;0000&quot;))" office:value-type="string" office:string-value="레프트21-0070">
            <text:p>레프트21-0070</text:p>
          </table:table-cell>
          <table:table-cell table:number-columns-repeated="1017"/>
        </table:table-row>
        <table:table-row table:style-name="ro4">
          <table:table-cell office:value-type="string">
            <text:p>레프트21-0071</text:p>
          </table:table-cell>
          <table:table-cell office:value-type="string">
            <text:p>레프트21</text:p>
          </table:table-cell>
          <table:table-cell office:value-type="float" office:value="71">
            <text:p>71</text:p>
          </table:table-cell>
          <table:table-cell table:style-name="ce3" office:value-type="string">
            <text:p>2011-12-17</text:p>
          </table:table-cell>
          <table:table-cell office:value-type="string">
            <text:p>산산조각 나는 이명박 정권 ― 진보의 대안과 투쟁을 건설하자</text:p>
          </table:table-cell>
          <table:table-cell office:value-type="float" office:value="1800">
            <text:p>1800</text:p>
          </table:table-cell>
          <table:table-cell table:formula="of:=CONCATENATE([.B72]; &quot;-&quot;; TEXT([.C72];&quot;0000&quot;))" office:value-type="string" office:string-value="레프트21-0071">
            <text:p>레프트21-0071</text:p>
          </table:table-cell>
          <table:table-cell table:number-columns-repeated="1017"/>
        </table:table-row>
        <table:table-row table:style-name="ro4">
          <table:table-cell office:value-type="string">
            <text:p>레프트21-0072</text:p>
          </table:table-cell>
          <table:table-cell office:value-type="string">
            <text:p>레프트21</text:p>
          </table:table-cell>
          <table:table-cell office:value-type="float" office:value="72">
            <text:p>72</text:p>
          </table:table-cell>
          <table:table-cell table:style-name="ce3" office:value-type="string">
            <text:p>2011-12-31</text:p>
          </table:table-cell>
          <table:table-cell office:value-type="string">
            <text:p>뿌리깊은 부패 정권 ― 제 임기 채울 수 있을까</text:p>
          </table:table-cell>
          <table:table-cell office:value-type="float" office:value="1800">
            <text:p>1800</text:p>
          </table:table-cell>
          <table:table-cell table:formula="of:=CONCATENATE([.B73]; &quot;-&quot;; TEXT([.C73];&quot;0000&quot;))" office:value-type="string" office:string-value="레프트21-0072">
            <text:p>레프트21-0072</text:p>
          </table:table-cell>
          <table:table-cell table:number-columns-repeated="1017"/>
        </table:table-row>
        <table:table-row table:style-name="ro4">
          <table:table-cell office:value-type="string">
            <text:p>레프트21-0073</text:p>
          </table:table-cell>
          <table:table-cell office:value-type="string">
            <text:p>레프트21</text:p>
          </table:table-cell>
          <table:table-cell office:value-type="float" office:value="73">
            <text:p>73</text:p>
          </table:table-cell>
          <table:table-cell table:style-name="ce3" office:value-type="string">
            <text:p>2012-01-14</text:p>
          </table:table-cell>
          <table:table-cell office:value-type="string">
            <text:p>디도스, 돈봉투... 뼛속까지 부패한 ― 1퍼센트 정권은 무너져야 한다</text:p>
          </table:table-cell>
          <table:table-cell office:value-type="float" office:value="1800">
            <text:p>1800</text:p>
          </table:table-cell>
          <table:table-cell table:formula="of:=CONCATENATE([.B74]; &quot;-&quot;; TEXT([.C74];&quot;0000&quot;))" office:value-type="string" office:string-value="레프트21-0073">
            <text:p>레프트21-0073</text:p>
          </table:table-cell>
          <table:table-cell table:number-columns-repeated="1017"/>
        </table:table-row>
        <table:table-row table:style-name="ro4">
          <table:table-cell office:value-type="string">
            <text:p>레프트21-0074</text:p>
          </table:table-cell>
          <table:table-cell office:value-type="string">
            <text:p>레프트21</text:p>
          </table:table-cell>
          <table:table-cell office:value-type="float" office:value="74">
            <text:p>74</text:p>
          </table:table-cell>
          <table:table-cell table:style-name="ce3" office:value-type="string">
            <text:p>2012-02-04</text:p>
          </table:table-cell>
          <table:table-cell office:value-type="string">
            <text:p>구역질 난다 박근혜 ‘쇄신’ 사기극 ― 저들의 위기 탈출을 막아라!</text:p>
          </table:table-cell>
          <table:table-cell office:value-type="float" office:value="1800">
            <text:p>1800</text:p>
          </table:table-cell>
          <table:table-cell table:formula="of:=CONCATENATE([.B75]; &quot;-&quot;; TEXT([.C75];&quot;0000&quot;))" office:value-type="string" office:string-value="레프트21-0074">
            <text:p>레프트21-0074</text:p>
          </table:table-cell>
          <table:table-cell table:number-columns-repeated="1017"/>
        </table:table-row>
        <table:table-row table:style-name="ro4">
          <table:table-cell office:value-type="string">
            <text:p>레프트21-0075</text:p>
          </table:table-cell>
          <table:table-cell office:value-type="string">
            <text:p>레프트21</text:p>
          </table:table-cell>
          <table:table-cell office:value-type="float" office:value="75">
            <text:p>75</text:p>
          </table:table-cell>
          <table:table-cell table:style-name="ce3" office:value-type="string">
            <text:p>2012-02-18</text:p>
          </table:table-cell>
          <table:table-cell office:value-type="string">
            <text:p>몸통은 이들이다</text:p>
          </table:table-cell>
          <table:table-cell office:value-type="float" office:value="1800">
            <text:p>1800</text:p>
          </table:table-cell>
          <table:table-cell table:formula="of:=CONCATENATE([.B76]; &quot;-&quot;; TEXT([.C76];&quot;0000&quot;))" office:value-type="string" office:string-value="레프트21-0075">
            <text:p>레프트21-0075</text:p>
          </table:table-cell>
          <table:table-cell table:number-columns-repeated="1017"/>
        </table:table-row>
        <table:table-row table:style-name="ro4">
          <table:table-cell office:value-type="string">
            <text:p>레프트21-0076</text:p>
          </table:table-cell>
          <table:table-cell office:value-type="string">
            <text:p>레프트21</text:p>
          </table:table-cell>
          <table:table-cell office:value-type="float" office:value="76">
            <text:p>76</text:p>
          </table:table-cell>
          <table:table-cell table:style-name="ce3" office:value-type="string">
            <text:p>2012-03-03</text:p>
          </table:table-cell>
          <table:table-cell office:value-type="string">
            <text:p>MBC 파업에 승리를!</text:p>
          </table:table-cell>
          <table:table-cell office:value-type="float" office:value="1800">
            <text:p>1800</text:p>
          </table:table-cell>
          <table:table-cell table:formula="of:=CONCATENATE([.B77]; &quot;-&quot;; TEXT([.C77];&quot;0000&quot;))" office:value-type="string" office:string-value="레프트21-0076">
            <text:p>레프트21-0076</text:p>
          </table:table-cell>
          <table:table-cell table:number-columns-repeated="1017"/>
        </table:table-row>
        <table:table-row table:style-name="ro4">
          <table:table-cell office:value-type="string">
            <text:p>레프트21-0077</text:p>
          </table:table-cell>
          <table:table-cell office:value-type="string">
            <text:p>레프트21</text:p>
          </table:table-cell>
          <table:table-cell office:value-type="float" office:value="77">
            <text:p>77</text:p>
          </table:table-cell>
          <table:table-cell table:style-name="ce3" office:value-type="string">
            <text:p>2012-03-17</text:p>
          </table:table-cell>
          <table:table-cell office:value-type="string">
            <text:p>제주 ‘해적기지’ 반대한다 ― 김지윤 마녀사냥 중단하라</text:p>
          </table:table-cell>
          <table:table-cell office:value-type="float" office:value="1800">
            <text:p>1800</text:p>
          </table:table-cell>
          <table:table-cell table:formula="of:=CONCATENATE([.B78]; &quot;-&quot;; TEXT([.C78];&quot;0000&quot;))" office:value-type="string" office:string-value="레프트21-0077">
            <text:p>레프트21-0077</text:p>
          </table:table-cell>
          <table:table-cell table:number-columns-repeated="1017"/>
        </table:table-row>
        <table:table-row table:style-name="ro4">
          <table:table-cell office:value-type="string">
            <text:p>레프트21-0078</text:p>
          </table:table-cell>
          <table:table-cell office:value-type="string">
            <text:p>레프트21</text:p>
          </table:table-cell>
          <table:table-cell office:value-type="float" office:value="78">
            <text:p>78</text:p>
          </table:table-cell>
          <table:table-cell table:style-name="ce3" office:value-type="string">
            <text:p>2012-03-31</text:p>
          </table:table-cell>
          <table:table-cell office:value-type="string">
            <text:p>진보정치의 전진과 투쟁이 필요하다</text:p>
          </table:table-cell>
          <table:table-cell office:value-type="float" office:value="1800">
            <text:p>1800</text:p>
          </table:table-cell>
          <table:table-cell table:formula="of:=CONCATENATE([.B79]; &quot;-&quot;; TEXT([.C79];&quot;0000&quot;))" office:value-type="string" office:string-value="레프트21-0078">
            <text:p>레프트21-0078</text:p>
          </table:table-cell>
          <table:table-cell table:number-columns-repeated="1017"/>
        </table:table-row>
        <table:table-row table:style-name="ro4">
          <table:table-cell office:value-type="string">
            <text:p>레프트21-0079</text:p>
          </table:table-cell>
          <table:table-cell office:value-type="string">
            <text:p>레프트21</text:p>
          </table:table-cell>
          <table:table-cell office:value-type="float" office:value="79">
            <text:p>79</text:p>
          </table:table-cell>
          <table:table-cell table:style-name="ce3" office:value-type="string">
            <text:p>2012-04-14</text:p>
          </table:table-cell>
          <table:table-cell office:value-type="string">
            <text:p>총선 결과가 보여준 것 ― 민주당에 대한 여전한 불신, 박근혜는 이를 잘 이용했을 뿐 ― 우파 결집과 진보정당 전진으로 나타난 정치 양극화</text:p>
          </table:table-cell>
          <table:table-cell office:value-type="float" office:value="1800">
            <text:p>1800</text:p>
          </table:table-cell>
          <table:table-cell table:formula="of:=CONCATENATE([.B80]; &quot;-&quot;; TEXT([.C80];&quot;0000&quot;))" office:value-type="string" office:string-value="레프트21-0079">
            <text:p>레프트21-0079</text:p>
          </table:table-cell>
          <table:table-cell table:number-columns-repeated="1017"/>
        </table:table-row>
        <table:table-row table:style-name="ro4">
          <table:table-cell office:value-type="string">
            <text:p>레프트21-0080</text:p>
          </table:table-cell>
          <table:table-cell office:value-type="string">
            <text:p>레프트21</text:p>
          </table:table-cell>
          <table:table-cell office:value-type="float" office:value="80">
            <text:p>80</text:p>
          </table:table-cell>
          <table:table-cell table:style-name="ce3" office:value-type="string">
            <text:p>2012-04-28</text:p>
          </table:table-cell>
          <table:table-cell office:value-type="string">
            <text:p>우리도 고통전가에 맞설 수 있다 ― 도전 받는 유럽 긴축 정책</text:p>
          </table:table-cell>
          <table:table-cell office:value-type="float" office:value="1800">
            <text:p>1800</text:p>
          </table:table-cell>
          <table:table-cell table:formula="of:=CONCATENATE([.B81]; &quot;-&quot;; TEXT([.C81];&quot;0000&quot;))" office:value-type="string" office:string-value="레프트21-0080">
            <text:p>레프트21-0080</text:p>
          </table:table-cell>
          <table:table-cell table:number-columns-repeated="1017"/>
        </table:table-row>
        <table:table-row table:style-name="ro4">
          <table:table-cell office:value-type="string">
            <text:p>레프트21-0081</text:p>
          </table:table-cell>
          <table:table-cell office:value-type="string">
            <text:p>레프트21</text:p>
          </table:table-cell>
          <table:table-cell office:value-type="float" office:value="81">
            <text:p>81</text:p>
          </table:table-cell>
          <table:table-cell table:style-name="ce3" office:value-type="string">
            <text:p>2012-05-14</text:p>
          </table:table-cell>
          <table:table-cell office:value-type="string">
            <text:p>23번째 죽음은 안 된다 ― 쌍용차 해고자를 모두 복직시켜라</text:p>
          </table:table-cell>
          <table:table-cell office:value-type="float" office:value="1800">
            <text:p>1800</text:p>
          </table:table-cell>
          <table:table-cell table:formula="of:=CONCATENATE([.B82]; &quot;-&quot;; TEXT([.C82];&quot;0000&quot;))" office:value-type="string" office:string-value="레프트21-0081">
            <text:p>레프트21-0081</text:p>
          </table:table-cell>
          <table:table-cell table:number-columns-repeated="1017"/>
        </table:table-row>
        <table:table-row table:style-name="ro4">
          <table:table-cell office:value-type="string">
            <text:p>레프트21-0082</text:p>
          </table:table-cell>
          <table:table-cell office:value-type="string">
            <text:p>레프트21</text:p>
          </table:table-cell>
          <table:table-cell office:value-type="float" office:value="82">
            <text:p>82</text:p>
          </table:table-cell>
          <table:table-cell table:style-name="ce3" office:value-type="string">
            <text:p>2012-05-28</text:p>
          </table:table-cell>
          <table:table-cell office:value-type="string">
            <text:p>종북 마녀사냥 중단하라</text:p>
          </table:table-cell>
          <table:table-cell office:value-type="float" office:value="1800">
            <text:p>1800</text:p>
          </table:table-cell>
          <table:table-cell table:formula="of:=CONCATENATE([.B83]; &quot;-&quot;; TEXT([.C83];&quot;0000&quot;))" office:value-type="string" office:string-value="레프트21-0082">
            <text:p>레프트21-0082</text:p>
          </table:table-cell>
          <table:table-cell table:number-columns-repeated="1017"/>
        </table:table-row>
        <table:table-row table:style-name="ro4">
          <table:table-cell office:value-type="string">
            <text:p>레프트21-0083</text:p>
          </table:table-cell>
          <table:table-cell office:value-type="string">
            <text:p>레프트21</text:p>
          </table:table-cell>
          <table:table-cell office:value-type="float" office:value="83">
            <text:p>83</text:p>
          </table:table-cell>
          <table:table-cell table:style-name="ce3" office:value-type="string">
            <text:p>2012-06-11</text:p>
          </table:table-cell>
          <table:table-cell office:value-type="string">
            <text:p>고장 난 자본주의는 고칠 수도 없다</text:p>
          </table:table-cell>
          <table:table-cell office:value-type="float" office:value="1800">
            <text:p>1800</text:p>
          </table:table-cell>
          <table:table-cell table:formula="of:=CONCATENATE([.B84]; &quot;-&quot;; TEXT([.C84];&quot;0000&quot;))" office:value-type="string" office:string-value="레프트21-0083">
            <text:p>레프트21-0083</text:p>
          </table:table-cell>
          <table:table-cell table:number-columns-repeated="1017"/>
        </table:table-row>
        <table:table-row table:style-name="ro4">
          <table:table-cell office:value-type="string">
            <text:p>레프트21-0084</text:p>
          </table:table-cell>
          <table:table-cell office:value-type="string">
            <text:p>레프트21</text:p>
          </table:table-cell>
          <table:table-cell office:value-type="float" office:value="84">
            <text:p>84</text:p>
          </table:table-cell>
          <table:table-cell table:style-name="ce3" office:value-type="string">
            <text:p>2012-06-25</text:p>
          </table:table-cell>
          <table:table-cell office:value-type="string">
            <text:p>은행·부자 ‘구제’에 맞서는 유로존 노동자들</text:p>
          </table:table-cell>
          <table:table-cell office:value-type="float" office:value="1800">
            <text:p>1800</text:p>
          </table:table-cell>
          <table:table-cell table:formula="of:=CONCATENATE([.B85]; &quot;-&quot;; TEXT([.C85];&quot;0000&quot;))" office:value-type="string" office:string-value="레프트21-0084">
            <text:p>레프트21-0084</text:p>
          </table:table-cell>
          <table:table-cell table:number-columns-repeated="1017"/>
        </table:table-row>
        <table:table-row table:style-name="ro4">
          <table:table-cell office:value-type="string">
            <text:p>레프트21-0085</text:p>
          </table:table-cell>
          <table:table-cell office:value-type="string">
            <text:p>레프트21</text:p>
          </table:table-cell>
          <table:table-cell office:value-type="float" office:value="85">
            <text:p>85</text:p>
          </table:table-cell>
          <table:table-cell table:style-name="ce3" office:value-type="string">
            <text:p>2012-07-09</text:p>
          </table:table-cell>
          <table:table-cell office:value-type="string">
            <text:p>몸통이 제거돼야 한다</text:p>
          </table:table-cell>
          <table:table-cell office:value-type="float" office:value="1800">
            <text:p>1800</text:p>
          </table:table-cell>
          <table:table-cell table:formula="of:=CONCATENATE([.B86]; &quot;-&quot;; TEXT([.C86];&quot;0000&quot;))" office:value-type="string" office:string-value="레프트21-0085">
            <text:p>레프트21-0085</text:p>
          </table:table-cell>
          <table:table-cell table:number-columns-repeated="1017"/>
        </table:table-row>
        <table:table-row table:style-name="ro4">
          <table:table-cell office:value-type="string">
            <text:p>레프트21-0086</text:p>
          </table:table-cell>
          <table:table-cell office:value-type="string">
            <text:p>레프트21</text:p>
          </table:table-cell>
          <table:table-cell office:value-type="float" office:value="86">
            <text:p>86</text:p>
          </table:table-cell>
          <table:table-cell table:style-name="ce3" office:value-type="string">
            <text:p>2012-07-23</text:p>
          </table:table-cell>
          <table:table-cell office:value-type="string">
            <text:p>긴축에 맞서는 유럽 노동자들, 혁명을 지켜가는 아랍 민중들 ― 우리의 꿈은 여기에 있다</text:p>
          </table:table-cell>
          <table:table-cell office:value-type="float" office:value="1800">
            <text:p>1800</text:p>
          </table:table-cell>
          <table:table-cell table:formula="of:=CONCATENATE([.B87]; &quot;-&quot;; TEXT([.C87];&quot;0000&quot;))" office:value-type="string" office:string-value="레프트21-0086">
            <text:p>레프트21-0086</text:p>
          </table:table-cell>
          <table:table-cell table:number-columns-repeated="1017"/>
        </table:table-row>
        <table:table-row table:style-name="ro4">
          <table:table-cell office:value-type="string">
            <text:p>레프트21-0087</text:p>
          </table:table-cell>
          <table:table-cell office:value-type="string">
            <text:p>레프트21</text:p>
          </table:table-cell>
          <table:table-cell office:value-type="float" office:value="87">
            <text:p>87</text:p>
          </table:table-cell>
          <table:table-cell table:style-name="ce3" office:value-type="string">
            <text:p>2012-08-20</text:p>
          </table:table-cell>
          <table:table-cell office:value-type="string">
            <text:p>독재 후예 비리 몸통 박근혜</text:p>
          </table:table-cell>
          <table:table-cell office:value-type="float" office:value="1800">
            <text:p>1800</text:p>
          </table:table-cell>
          <table:table-cell table:formula="of:=CONCATENATE([.B88]; &quot;-&quot;; TEXT([.C88];&quot;0000&quot;))" office:value-type="string" office:string-value="레프트21-0087">
            <text:p>레프트21-0087</text:p>
          </table:table-cell>
          <table:table-cell table:number-columns-repeated="1017"/>
        </table:table-row>
        <table:table-row table:style-name="ro4">
          <table:table-cell office:value-type="string">
            <text:p>레프트21-0088</text:p>
          </table:table-cell>
          <table:table-cell office:value-type="string">
            <text:p>레프트21</text:p>
          </table:table-cell>
          <table:table-cell office:value-type="float" office:value="88">
            <text:p>88</text:p>
          </table:table-cell>
          <table:table-cell table:style-name="ce3" office:value-type="string">
            <text:p>2012-09-03</text:p>
          </table:table-cell>
          <table:table-cell office:value-type="string">
            <text:p>절망 유발 범죄자들</text:p>
          </table:table-cell>
          <table:table-cell office:value-type="float" office:value="1800">
            <text:p>1800</text:p>
          </table:table-cell>
          <table:table-cell table:formula="of:=CONCATENATE([.B89]; &quot;-&quot;; TEXT([.C89];&quot;0000&quot;))" office:value-type="string" office:string-value="레프트21-0088">
            <text:p>레프트21-0088</text:p>
          </table:table-cell>
          <table:table-cell table:number-columns-repeated="1017"/>
        </table:table-row>
        <table:table-row table:style-name="ro4">
          <table:table-cell office:value-type="string">
            <text:p>레프트21-0089</text:p>
          </table:table-cell>
          <table:table-cell office:value-type="string">
            <text:p>레프트21</text:p>
          </table:table-cell>
          <table:table-cell office:value-type="float" office:value="89">
            <text:p>89</text:p>
          </table:table-cell>
          <table:table-cell table:style-name="ce3" office:value-type="string">
            <text:p>2012-09-17</text:p>
          </table:table-cell>
          <table:table-cell office:value-type="string">
            <text:p>입만 열면 막말 뱉는 1퍼센트의 수괴</text:p>
          </table:table-cell>
          <table:table-cell office:value-type="float" office:value="1800">
            <text:p>1800</text:p>
          </table:table-cell>
          <table:table-cell table:formula="of:=CONCATENATE([.B90]; &quot;-&quot;; TEXT([.C90];&quot;0000&quot;))" office:value-type="string" office:string-value="레프트21-0089">
            <text:p>레프트21-0089</text:p>
          </table:table-cell>
          <table:table-cell table:number-columns-repeated="1017"/>
        </table:table-row>
        <table:table-row table:style-name="ro4">
          <table:table-cell office:value-type="string">
            <text:p>레프트21-0090</text:p>
          </table:table-cell>
          <table:table-cell office:value-type="string">
            <text:p>레프트21</text:p>
          </table:table-cell>
          <table:table-cell office:value-type="float" office:value="90">
            <text:p>90</text:p>
          </table:table-cell>
          <table:table-cell table:style-name="ce3" office:value-type="string">
            <text:p>2012-10-08</text:p>
          </table:table-cell>
          <table:table-cell office:value-type="string">
            <text:p>저항으로 들끓는 유럽</text:p>
          </table:table-cell>
          <table:table-cell office:value-type="float" office:value="1800">
            <text:p>1800</text:p>
          </table:table-cell>
          <table:table-cell table:formula="of:=CONCATENATE([.B91]; &quot;-&quot;; TEXT([.C91];&quot;0000&quot;))" office:value-type="string" office:string-value="레프트21-0090">
            <text:p>레프트21-0090</text:p>
          </table:table-cell>
          <table:table-cell table:number-columns-repeated="1017"/>
        </table:table-row>
        <table:table-row table:style-name="ro4">
          <table:table-cell office:value-type="string">
            <text:p>레프트21-0091</text:p>
          </table:table-cell>
          <table:table-cell office:value-type="string">
            <text:p>레프트21</text:p>
          </table:table-cell>
          <table:table-cell office:value-type="float" office:value="91">
            <text:p>91</text:p>
          </table:table-cell>
          <table:table-cell table:style-name="ce3" office:value-type="string">
            <text:p>2012-10-22</text:p>
          </table:table-cell>
          <table:table-cell office:value-type="string">
            <text:p>꺼져라 1퍼센트, 이겨라 99퍼센트</text:p>
          </table:table-cell>
          <table:table-cell office:value-type="float" office:value="1800">
            <text:p>1800</text:p>
          </table:table-cell>
          <table:table-cell table:formula="of:=CONCATENATE([.B92]; &quot;-&quot;; TEXT([.C92];&quot;0000&quot;))" office:value-type="string" office:string-value="레프트21-0091">
            <text:p>레프트21-0091</text:p>
          </table:table-cell>
          <table:table-cell table:number-columns-repeated="1017"/>
        </table:table-row>
        <table:table-row table:style-name="ro4">
          <table:table-cell office:value-type="string">
            <text:p>레프트21-0092</text:p>
          </table:table-cell>
          <table:table-cell office:value-type="string">
            <text:p>레프트21</text:p>
          </table:table-cell>
          <table:table-cell office:value-type="float" office:value="92">
            <text:p>92</text:p>
          </table:table-cell>
          <table:table-cell table:style-name="ce3" office:value-type="string">
            <text:p>2012-11-05</text:p>
          </table:table-cell>
          <table:table-cell office:value-type="string">
            <text:p>투쟁하는 노동자가 희망이다</text:p>
          </table:table-cell>
          <table:table-cell office:value-type="float" office:value="1800">
            <text:p>1800</text:p>
          </table:table-cell>
          <table:table-cell table:formula="of:=CONCATENATE([.B93]; &quot;-&quot;; TEXT([.C93];&quot;0000&quot;))" office:value-type="string" office:string-value="레프트21-0092">
            <text:p>레프트21-0092</text:p>
          </table:table-cell>
          <table:table-cell table:number-columns-repeated="1017"/>
        </table:table-row>
        <table:table-row table:style-name="ro4">
          <table:table-cell office:value-type="string">
            <text:p>레프트21-0093</text:p>
          </table:table-cell>
          <table:table-cell office:value-type="string">
            <text:p>레프트21</text:p>
          </table:table-cell>
          <table:table-cell office:value-type="float" office:value="93">
            <text:p>93</text:p>
          </table:table-cell>
          <table:table-cell table:style-name="ce3" office:value-type="string">
            <text:p>2012-11-19</text:p>
          </table:table-cell>
          <table:table-cell office:value-type="string">
            <text:p>투쟁하고 연대하면 승리할 수 있다</text:p>
          </table:table-cell>
          <table:table-cell office:value-type="float" office:value="1800">
            <text:p>1800</text:p>
          </table:table-cell>
          <table:table-cell table:formula="of:=CONCATENATE([.B94]; &quot;-&quot;; TEXT([.C94];&quot;0000&quot;))" office:value-type="string" office:string-value="레프트21-0093">
            <text:p>레프트21-0093</text:p>
          </table:table-cell>
          <table:table-cell table:number-columns-repeated="1017"/>
        </table:table-row>
        <table:table-row table:style-name="ro4">
          <table:table-cell office:value-type="string">
            <text:p>레프트21-0094</text:p>
          </table:table-cell>
          <table:table-cell office:value-type="string">
            <text:p>레프트21</text:p>
          </table:table-cell>
          <table:table-cell office:value-type="float" office:value="94">
            <text:p>94</text:p>
          </table:table-cell>
          <table:table-cell table:style-name="ce3" office:value-type="string">
            <text:p>2012-12-03</text:p>
          </table:table-cell>
          <table:table-cell office:value-type="string">
            <text:p>정리해고·비정규직 없는 세상, 전쟁 없는 세상, 핵 없는 세상 ― 투쟁을 건설할 때 가능하다</text:p>
          </table:table-cell>
          <table:table-cell office:value-type="float" office:value="1800">
            <text:p>1800</text:p>
          </table:table-cell>
          <table:table-cell table:formula="of:=CONCATENATE([.B95]; &quot;-&quot;; TEXT([.C95];&quot;0000&quot;))" office:value-type="string" office:string-value="레프트21-0094">
            <text:p>레프트21-0094</text:p>
          </table:table-cell>
          <table:table-cell table:number-columns-repeated="1017"/>
        </table:table-row>
        <table:table-row table:style-name="ro4">
          <table:table-cell office:value-type="string">
            <text:p>레프트21-0095</text:p>
          </table:table-cell>
          <table:table-cell office:value-type="string">
            <text:p>레프트21</text:p>
          </table:table-cell>
          <table:table-cell office:value-type="float" office:value="95">
            <text:p>95</text:p>
          </table:table-cell>
          <table:table-cell table:style-name="ce3" office:value-type="string">
            <text:p>2012-12-24</text:p>
          </table:table-cell>
          <table:table-cell office:value-type="string">
            <text:p>고통전가를 위한 지배계급의 결집에 노동자 단결로 맞서자</text:p>
          </table:table-cell>
          <table:table-cell office:value-type="float" office:value="1800">
            <text:p>1800</text:p>
          </table:table-cell>
          <table:table-cell table:formula="of:=CONCATENATE([.B96]; &quot;-&quot;; TEXT([.C96];&quot;0000&quot;))" office:value-type="string" office:string-value="레프트21-0095">
            <text:p>레프트21-0095</text:p>
          </table:table-cell>
          <table:table-cell table:number-columns-repeated="1017"/>
        </table:table-row>
        <table:table-row table:style-name="ro4">
          <table:table-cell office:value-type="string">
            <text:p>레프트21-0096</text:p>
          </table:table-cell>
          <table:table-cell office:value-type="string">
            <text:p>레프트21</text:p>
          </table:table-cell>
          <table:table-cell office:value-type="float" office:value="96">
            <text:p>96</text:p>
          </table:table-cell>
          <table:table-cell table:style-name="ce3" office:value-type="string">
            <text:p>2013-01-07</text:p>
          </table:table-cell>
          <table:table-cell office:value-type="string">
            <text:p>박근혜가 벌써 말 바꾸네</text:p>
          </table:table-cell>
          <table:table-cell office:value-type="float" office:value="1800">
            <text:p>1800</text:p>
          </table:table-cell>
          <table:table-cell table:formula="of:=CONCATENATE([.B97]; &quot;-&quot;; TEXT([.C97];&quot;0000&quot;))" office:value-type="string" office:string-value="레프트21-0096">
            <text:p>레프트21-0096</text:p>
          </table:table-cell>
          <table:table-cell table:number-columns-repeated="1017"/>
        </table:table-row>
        <table:table-row table:style-name="ro4">
          <table:table-cell office:value-type="string">
            <text:p>레프트21-0097</text:p>
          </table:table-cell>
          <table:table-cell office:value-type="string">
            <text:p>레프트21</text:p>
          </table:table-cell>
          <table:table-cell office:value-type="float" office:value="97">
            <text:p>97</text:p>
          </table:table-cell>
          <table:table-cell table:style-name="ce3" office:value-type="string">
            <text:p>2013-01-28</text:p>
          </table:table-cell>
          <table:table-cell office:value-type="string">
            <text:p>“법과 질서” 너나 잘하세요</text:p>
          </table:table-cell>
          <table:table-cell office:value-type="float" office:value="1800">
            <text:p>1800</text:p>
          </table:table-cell>
          <table:table-cell table:formula="of:=CONCATENATE([.B98]; &quot;-&quot;; TEXT([.C98];&quot;0000&quot;))" office:value-type="string" office:string-value="레프트21-0097">
            <text:p>레프트21-0097</text:p>
          </table:table-cell>
          <table:table-cell table:number-columns-repeated="1017"/>
        </table:table-row>
        <table:table-row table:style-name="ro4">
          <table:table-cell office:value-type="string">
            <text:p>레프트21-0098</text:p>
          </table:table-cell>
          <table:table-cell office:value-type="string">
            <text:p>레프트21</text:p>
          </table:table-cell>
          <table:table-cell office:value-type="float" office:value="98">
            <text:p>98</text:p>
          </table:table-cell>
          <table:table-cell table:style-name="ce3" office:value-type="string">
            <text:p>2013-02-18</text:p>
          </table:table-cell>
          <table:table-cell office:value-type="string">
            <text:p>복지 먹튀, 극우 부패 인사, 밀봉 불통 행보, 대북 강경책, 노동자 절규 외면, 낮은 지지율 … 시작부터 위기인 박근혜 정부 </text:p>
          </table:table-cell>
          <table:table-cell office:value-type="float" office:value="1800">
            <text:p>1800</text:p>
          </table:table-cell>
          <table:table-cell table:formula="of:=CONCATENATE([.B99]; &quot;-&quot;; TEXT([.C99];&quot;0000&quot;))" office:value-type="string" office:string-value="레프트21-0098">
            <text:p>레프트21-0098</text:p>
          </table:table-cell>
          <table:table-cell table:number-columns-repeated="1017"/>
        </table:table-row>
        <table:table-row table:style-name="ro4">
          <table:table-cell office:value-type="string">
            <text:p>레프트21-0099</text:p>
          </table:table-cell>
          <table:table-cell office:value-type="string">
            <text:p>레프트21</text:p>
          </table:table-cell>
          <table:table-cell office:value-type="float" office:value="99">
            <text:p>99</text:p>
          </table:table-cell>
          <table:table-cell table:style-name="ce3" office:value-type="string">
            <text:p>2013-03-04</text:p>
          </table:table-cell>
          <table:table-cell office:value-type="string">
            <text:p>장관은 커녕 통반장 자격도 없다</text:p>
          </table:table-cell>
          <table:table-cell office:value-type="float" office:value="1800">
            <text:p>1800</text:p>
          </table:table-cell>
          <table:table-cell table:formula="of:=CONCATENATE([.B100]; &quot;-&quot;; TEXT([.C100];&quot;0000&quot;))" office:value-type="string" office:string-value="레프트21-0099">
            <text:p>레프트21-0099</text:p>
          </table:table-cell>
          <table:table-cell table:number-columns-repeated="1017"/>
        </table:table-row>
        <table:table-row table:style-name="ro4">
          <table:table-cell office:value-type="string">
            <text:p>레프트21-0100</text:p>
          </table:table-cell>
          <table:table-cell office:value-type="string">
            <text:p>레프트21</text:p>
          </table:table-cell>
          <table:table-cell office:value-type="float" office:value="100">
            <text:p>100</text:p>
          </table:table-cell>
          <table:table-cell table:style-name="ce3" office:value-type="string">
            <text:p>2013-03-18</text:p>
          </table:table-cell>
          <table:table-cell office:value-type="string">
            <text:p>진정한 4대악</text:p>
          </table:table-cell>
          <table:table-cell office:value-type="float" office:value="1800">
            <text:p>1800</text:p>
          </table:table-cell>
          <table:table-cell table:formula="of:=CONCATENATE([.B101]; &quot;-&quot;; TEXT([.C101];&quot;0000&quot;))" office:value-type="string" office:string-value="레프트21-0100">
            <text:p>레프트21-0100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C1:Sheet1.H7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1:55</meta:creation-date>
    <dc:date>2013-03-19T03:24:24</dc:date>
    <meta:editing-duration>PT33M3S</meta:editing-duration>
    <meta:editing-cycles>20</meta:editing-cycles>
    <meta:generator>LibreOffice/3.5$Linux_X86_64 LibreOffice_project/350m1$Build-2</meta:generator>
    <meta:document-statistic meta:table-count="3" meta:cell-count="707" meta:object-count="0"/>
  </office:meta>
</office:document-meta>
</file>